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SR NO</text:p>
          </table:table-cell>
          <table:table-cell table:style-name="ce1" office:value-type="string" calcext:value-type="string">
            <text:p>NAV DATE</text:p>
          </table:table-cell>
          <table:table-cell table:style-name="ce1" office:value-type="string" calcext:value-type="string">
            <text:p>NA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7 Apr 2017</text:p>
          </table:table-cell>
          <table:table-cell office:value-type="float" office:value="35.394" calcext:value-type="float">
            <text:p>35.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 Apr 2017</text:p>
          </table:table-cell>
          <table:table-cell office:value-type="float" office:value="35.392" calcext:value-type="float">
            <text:p>35.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9 Apr 2017</text:p>
          </table:table-cell>
          <table:table-cell office:value-type="float" office:value="35.39" calcext:value-type="float">
            <text:p>35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 Apr 2017</text:p>
          </table:table-cell>
          <table:table-cell office:value-type="float" office:value="35.583" calcext:value-type="float">
            <text:p>35.5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 Apr 2017</text:p>
          </table:table-cell>
          <table:table-cell office:value-type="float" office:value="35.805" calcext:value-type="float">
            <text:p>35.8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 Apr 2017</text:p>
          </table:table-cell>
          <table:table-cell office:value-type="float" office:value="35.758" calcext:value-type="float">
            <text:p>35.7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3 Apr 2017</text:p>
          </table:table-cell>
          <table:table-cell office:value-type="float" office:value="35.69" calcext:value-type="float">
            <text:p>35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4 Apr 2017</text:p>
          </table:table-cell>
          <table:table-cell office:value-type="float" office:value="35.688" calcext:value-type="float">
            <text:p>35.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5 Apr 2017</text:p>
          </table:table-cell>
          <table:table-cell office:value-type="float" office:value="35.685" calcext:value-type="float">
            <text:p>35.6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 Apr 2017</text:p>
          </table:table-cell>
          <table:table-cell office:value-type="float" office:value="35.683" calcext:value-type="float">
            <text:p>35.6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7 Apr 2017</text:p>
          </table:table-cell>
          <table:table-cell office:value-type="float" office:value="35.699" calcext:value-type="float">
            <text:p>35.6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8 Apr 2017</text:p>
          </table:table-cell>
          <table:table-cell office:value-type="float" office:value="35.602" calcext:value-type="float">
            <text:p>35.6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9 Apr 2017</text:p>
          </table:table-cell>
          <table:table-cell office:value-type="float" office:value="35.652" calcext:value-type="float">
            <text:p>35.6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 Apr 2017</text:p>
          </table:table-cell>
          <table:table-cell office:value-type="float" office:value="35.898" calcext:value-type="float">
            <text:p>35.8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1 Apr 2017</text:p>
          </table:table-cell>
          <table:table-cell office:value-type="float" office:value="35.918" calcext:value-type="float">
            <text:p>35.9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2 Apr 2017</text:p>
          </table:table-cell>
          <table:table-cell office:value-type="float" office:value="35.916" calcext:value-type="float">
            <text:p>35.9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3 Apr 2017</text:p>
          </table:table-cell>
          <table:table-cell office:value-type="float" office:value="35.914" calcext:value-type="float">
            <text:p>35.9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4 Apr 2017</text:p>
          </table:table-cell>
          <table:table-cell office:value-type="float" office:value="36.121" calcext:value-type="float">
            <text:p>36.1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 Apr 2017</text:p>
          </table:table-cell>
          <table:table-cell office:value-type="float" office:value="36.342" calcext:value-type="float">
            <text:p>36.3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 Apr 2017</text:p>
          </table:table-cell>
          <table:table-cell office:value-type="float" office:value="36.202" calcext:value-type="float">
            <text:p>36.2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7 Apr 2017</text:p>
          </table:table-cell>
          <table:table-cell office:value-type="float" office:value="36.219" calcext:value-type="float">
            <text:p>36.2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8 Apr 2017</text:p>
          </table:table-cell>
          <table:table-cell office:value-type="float" office:value="36.376" calcext:value-type="float">
            <text:p>36.3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9 Apr 2017</text:p>
          </table:table-cell>
          <table:table-cell office:value-type="float" office:value="36.374" calcext:value-type="float">
            <text:p>36.3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0 Apr 2017</text:p>
          </table:table-cell>
          <table:table-cell office:value-type="float" office:value="36.372" calcext:value-type="float">
            <text:p>36.3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1 May 2017</text:p>
          </table:table-cell>
          <table:table-cell office:value-type="float" office:value="36.37" calcext:value-type="float">
            <text:p>36.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2 May 2017</text:p>
          </table:table-cell>
          <table:table-cell office:value-type="float" office:value="36.327" calcext:value-type="float">
            <text:p>36.3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3 May 2017</text:p>
          </table:table-cell>
          <table:table-cell office:value-type="float" office:value="36.222" calcext:value-type="float">
            <text:p>36.2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4 May 2017</text:p>
          </table:table-cell>
          <table:table-cell office:value-type="float" office:value="36.423" calcext:value-type="float">
            <text:p>36.4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5 May 2017</text:p>
          </table:table-cell>
          <table:table-cell office:value-type="float" office:value="36.302" calcext:value-type="float">
            <text:p>36.3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6 May 2017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7 May 2017</text:p>
          </table:table-cell>
          <table:table-cell office:value-type="float" office:value="36.298" calcext:value-type="float">
            <text:p>36.2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8 May 2017</text:p>
          </table:table-cell>
          <table:table-cell office:value-type="float" office:value="36.429" calcext:value-type="float">
            <text:p>36.4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9 May 2017</text:p>
          </table:table-cell>
          <table:table-cell office:value-type="float" office:value="36.502" calcext:value-type="float">
            <text:p>36.5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0 May 2017</text:p>
          </table:table-cell>
          <table:table-cell office:value-type="float" office:value="36.781" calcext:value-type="float">
            <text:p>36.7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1 May 2017</text:p>
          </table:table-cell>
          <table:table-cell office:value-type="float" office:value="36.744" calcext:value-type="float">
            <text:p>36.7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2 May 2017</text:p>
          </table:table-cell>
          <table:table-cell office:value-type="float" office:value="36.455" calcext:value-type="float">
            <text:p>36.4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3 May 2017</text:p>
          </table:table-cell>
          <table:table-cell office:value-type="float" office:value="36.453" calcext:value-type="float">
            <text:p>36.4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4 May 2017</text:p>
          </table:table-cell>
          <table:table-cell office:value-type="float" office:value="36.45" calcext:value-type="float">
            <text:p>36.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5 May 2017</text:p>
          </table:table-cell>
          <table:table-cell office:value-type="float" office:value="36.656" calcext:value-type="float">
            <text:p>36.6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6 May 2017</text:p>
          </table:table-cell>
          <table:table-cell office:value-type="float" office:value="36.777" calcext:value-type="float">
            <text:p>36.7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7 May 2017</text:p>
          </table:table-cell>
          <table:table-cell office:value-type="float" office:value="36.696" calcext:value-type="float">
            <text:p>36.6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8 May 2017</text:p>
          </table:table-cell>
          <table:table-cell office:value-type="float" office:value="36.209" calcext:value-type="float">
            <text:p>36.2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9 May 2017</text:p>
          </table:table-cell>
          <table:table-cell office:value-type="float" office:value="35.962" calcext:value-type="float">
            <text:p>35.9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 May 2017</text:p>
          </table:table-cell>
          <table:table-cell office:value-type="float" office:value="35.96" calcext:value-type="float">
            <text:p>35.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1 May 2017</text:p>
          </table:table-cell>
          <table:table-cell office:value-type="float" office:value="35.958" calcext:value-type="float">
            <text:p>35.9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2 May 2017</text:p>
          </table:table-cell>
          <table:table-cell office:value-type="float" office:value="35.692" calcext:value-type="float">
            <text:p>35.6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3 May 2017</text:p>
          </table:table-cell>
          <table:table-cell office:value-type="float" office:value="35.218" calcext:value-type="float">
            <text:p>35.2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4 May 2017</text:p>
          </table:table-cell>
          <table:table-cell office:value-type="float" office:value="34.867" calcext:value-type="float">
            <text:p>34.8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5 May 2017</text:p>
          </table:table-cell>
          <table:table-cell office:value-type="float" office:value="35.298" calcext:value-type="float">
            <text:p>35.2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6 May 2017</text:p>
          </table:table-cell>
          <table:table-cell office:value-type="float" office:value="35.729" calcext:value-type="float">
            <text:p>35.7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7 May 2017</text:p>
          </table:table-cell>
          <table:table-cell office:value-type="float" office:value="35.727" calcext:value-type="float">
            <text:p>35.7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8 May 2017</text:p>
          </table:table-cell>
          <table:table-cell office:value-type="float" office:value="35.725" calcext:value-type="float">
            <text:p>35.7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9 May 2017</text:p>
          </table:table-cell>
          <table:table-cell office:value-type="float" office:value="35.484" calcext:value-type="float">
            <text:p>35.4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0 May 2017</text:p>
          </table:table-cell>
          <table:table-cell office:value-type="float" office:value="35.616" calcext:value-type="float">
            <text:p>35.6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1 May 2017</text:p>
          </table:table-cell>
          <table:table-cell office:value-type="float" office:value="36.036" calcext:value-type="float">
            <text:p>36.0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1 Jun 2017</text:p>
          </table:table-cell>
          <table:table-cell office:value-type="float" office:value="36.195" calcext:value-type="float">
            <text:p>36.1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2 Jun 2017</text:p>
          </table:table-cell>
          <table:table-cell office:value-type="float" office:value="36.386" calcext:value-type="float">
            <text:p>36.3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3 Jun 2017</text:p>
          </table:table-cell>
          <table:table-cell office:value-type="float" office:value="36.384" calcext:value-type="float">
            <text:p>36.3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4 Jun 2017</text:p>
          </table:table-cell>
          <table:table-cell office:value-type="float" office:value="36.382" calcext:value-type="float">
            <text:p>36.3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5 Jun 2017</text:p>
          </table:table-cell>
          <table:table-cell office:value-type="float" office:value="36.446" calcext:value-type="float">
            <text:p>36.4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6 Jun 2017</text:p>
          </table:table-cell>
          <table:table-cell office:value-type="float" office:value="36.257" calcext:value-type="float">
            <text:p>36.2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7 Jun 2017</text:p>
          </table:table-cell>
          <table:table-cell office:value-type="float" office:value="36.464" calcext:value-type="float">
            <text:p>36.4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 Jun 2017</text:p>
          </table:table-cell>
          <table:table-cell office:value-type="float" office:value="36.547" calcext:value-type="float">
            <text:p>36.5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9 Jun 2017</text:p>
          </table:table-cell>
          <table:table-cell office:value-type="float" office:value="36.609" calcext:value-type="float">
            <text:p>36.6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 Jun 2017</text:p>
          </table:table-cell>
          <table:table-cell office:value-type="float" office:value="36.607" calcext:value-type="float">
            <text:p>36.6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1 Jun 2017</text:p>
          </table:table-cell>
          <table:table-cell office:value-type="float" office:value="36.605" calcext:value-type="float">
            <text:p>36.6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2 Jun 2017</text:p>
          </table:table-cell>
          <table:table-cell office:value-type="float" office:value="36.446" calcext:value-type="float">
            <text:p>36.4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3 Jun 2017</text:p>
          </table:table-cell>
          <table:table-cell office:value-type="float" office:value="36.43" calcext:value-type="float">
            <text:p>36.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4 Jun 2017</text:p>
          </table:table-cell>
          <table:table-cell office:value-type="float" office:value="36.47" calcext:value-type="float">
            <text:p>36.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5 Jun 2017</text:p>
          </table:table-cell>
          <table:table-cell office:value-type="float" office:value="36.43" calcext:value-type="float">
            <text:p>36.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6 Jun 2017</text:p>
          </table:table-cell>
          <table:table-cell office:value-type="float" office:value="36.573" calcext:value-type="float">
            <text:p>36.5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7 Jun 2017</text:p>
          </table:table-cell>
          <table:table-cell office:value-type="float" office:value="36.571" calcext:value-type="float">
            <text:p>36.5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8 Jun 2017</text:p>
          </table:table-cell>
          <table:table-cell office:value-type="float" office:value="36.569" calcext:value-type="float">
            <text:p>36.5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9 Jun 2017</text:p>
          </table:table-cell>
          <table:table-cell office:value-type="float" office:value="36.65" calcext:value-type="float">
            <text:p>36.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 Jun 2017</text:p>
          </table:table-cell>
          <table:table-cell office:value-type="float" office:value="36.699" calcext:value-type="float">
            <text:p>36.6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1 Jun 2017</text:p>
          </table:table-cell>
          <table:table-cell office:value-type="float" office:value="36.684" calcext:value-type="float">
            <text:p>36.6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2 Jun 2017</text:p>
          </table:table-cell>
          <table:table-cell office:value-type="float" office:value="36.59" calcext:value-type="float">
            <text:p>36.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3 Jun 2017</text:p>
          </table:table-cell>
          <table:table-cell office:value-type="float" office:value="36.289" calcext:value-type="float">
            <text:p>36.2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4 Jun 2017</text:p>
          </table:table-cell>
          <table:table-cell office:value-type="float" office:value="36.287" calcext:value-type="float">
            <text:p>36.2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5 Jun 2017</text:p>
          </table:table-cell>
          <table:table-cell office:value-type="float" office:value="36.285" calcext:value-type="float">
            <text:p>36.2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6 Jun 2017</text:p>
          </table:table-cell>
          <table:table-cell office:value-type="float" office:value="36.283" calcext:value-type="float">
            <text:p>36.2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7 Jun 2017</text:p>
          </table:table-cell>
          <table:table-cell office:value-type="float" office:value="35.897" calcext:value-type="float">
            <text:p>35.8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8 Jun 2017</text:p>
          </table:table-cell>
          <table:table-cell office:value-type="float" office:value="35.806" calcext:value-type="float">
            <text:p>35.8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9 Jun 2017</text:p>
          </table:table-cell>
          <table:table-cell office:value-type="float" office:value="35.952" calcext:value-type="float">
            <text:p>35.9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0 Jun 2017</text:p>
          </table:table-cell>
          <table:table-cell office:value-type="float" office:value="36.246" calcext:value-type="float">
            <text:p>36.2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1 Jul 2017</text:p>
          </table:table-cell>
          <table:table-cell office:value-type="float" office:value="36.244" calcext:value-type="float">
            <text:p>36.2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2 Jul 2017</text:p>
          </table:table-cell>
          <table:table-cell office:value-type="float" office:value="36.241" calcext:value-type="float">
            <text:p>36.2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3 Jul 2017</text:p>
          </table:table-cell>
          <table:table-cell office:value-type="float" office:value="36.542" calcext:value-type="float">
            <text:p>36.5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4 Jul 2017</text:p>
          </table:table-cell>
          <table:table-cell office:value-type="float" office:value="36.594" calcext:value-type="float">
            <text:p>36.5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5 Jul 2017</text:p>
          </table:table-cell>
          <table:table-cell office:value-type="float" office:value="36.885" calcext:value-type="float">
            <text:p>36.8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6 Jul 2017</text:p>
          </table:table-cell>
          <table:table-cell office:value-type="float" office:value="36.907" calcext:value-type="float">
            <text:p>36.9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7 Jul 2017</text:p>
          </table:table-cell>
          <table:table-cell office:value-type="float" office:value="36.953" calcext:value-type="float">
            <text:p>36.9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 Jul 2017</text:p>
          </table:table-cell>
          <table:table-cell office:value-type="float" office:value="36.951" calcext:value-type="float">
            <text:p>36.9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9 Jul 2017</text:p>
          </table:table-cell>
          <table:table-cell office:value-type="float" office:value="36.949" calcext:value-type="float">
            <text:p>36.9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0 Jul 2017</text:p>
          </table:table-cell>
          <table:table-cell office:value-type="float" office:value="37.043" calcext:value-type="float">
            <text:p>37.0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1 Jul 2017</text:p>
          </table:table-cell>
          <table:table-cell office:value-type="float" office:value="36.873" calcext:value-type="float">
            <text:p>36.8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2 Jul 2017</text:p>
          </table:table-cell>
          <table:table-cell office:value-type="float" office:value="37.015" calcext:value-type="float">
            <text:p>37.0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3 Jul 2017</text:p>
          </table:table-cell>
          <table:table-cell office:value-type="float" office:value="37.254" calcext:value-type="float">
            <text:p>37.2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4 Jul 2017</text:p>
          </table:table-cell>
          <table:table-cell office:value-type="float" office:value="37.159" calcext:value-type="float">
            <text:p>37.1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5 Jul 2017</text:p>
          </table:table-cell>
          <table:table-cell office:value-type="float" office:value="37.157" calcext:value-type="float">
            <text:p>37.1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6 Jul 2017</text:p>
          </table:table-cell>
          <table:table-cell office:value-type="float" office:value="37.155" calcext:value-type="float">
            <text:p>37.1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7 Jul 2017</text:p>
          </table:table-cell>
          <table:table-cell office:value-type="float" office:value="37.108" calcext:value-type="float">
            <text:p>37.1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8 Jul 2017</text:p>
          </table:table-cell>
          <table:table-cell office:value-type="float" office:value="36.978" calcext:value-type="float">
            <text:p>36.9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9 Jul 2017</text:p>
          </table:table-cell>
          <table:table-cell office:value-type="float" office:value="37.222" calcext:value-type="float">
            <text:p>37.2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 Jul 2017</text:p>
          </table:table-cell>
          <table:table-cell office:value-type="float" office:value="37.046" calcext:value-type="float">
            <text:p>37.0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1 Jul 2017</text:p>
          </table:table-cell>
          <table:table-cell office:value-type="float" office:value="37.123" calcext:value-type="float">
            <text:p>37.1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2 Jul 2017</text:p>
          </table:table-cell>
          <table:table-cell office:value-type="float" office:value="37.121" calcext:value-type="float">
            <text:p>37.1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3 Jul 2017</text:p>
          </table:table-cell>
          <table:table-cell office:value-type="float" office:value="37.119" calcext:value-type="float">
            <text:p>37.1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4 Jul 2017</text:p>
          </table:table-cell>
          <table:table-cell office:value-type="float" office:value="37.081" calcext:value-type="float">
            <text:p>37.0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5 Jul 2017</text:p>
          </table:table-cell>
          <table:table-cell office:value-type="float" office:value="37.139" calcext:value-type="float">
            <text:p>37.1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6 Jul 2017</text:p>
          </table:table-cell>
          <table:table-cell office:value-type="float" office:value="37.181" calcext:value-type="float">
            <text:p>37.1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7 Jul 2017</text:p>
          </table:table-cell>
          <table:table-cell office:value-type="float" office:value="37.116" calcext:value-type="float">
            <text:p>37.1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8 Jul 2017</text:p>
          </table:table-cell>
          <table:table-cell office:value-type="float" office:value="37.131" calcext:value-type="float">
            <text:p>37.1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9 Jul 2017</text:p>
          </table:table-cell>
          <table:table-cell office:value-type="float" office:value="37.129" calcext:value-type="float">
            <text:p>37.12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0 Jul 2017</text:p>
          </table:table-cell>
          <table:table-cell office:value-type="float" office:value="37.127" calcext:value-type="float">
            <text:p>37.1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31 Jul 2017</text:p>
          </table:table-cell>
          <table:table-cell office:value-type="float" office:value="37.139" calcext:value-type="float">
            <text:p>37.13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1 Aug 2017</text:p>
          </table:table-cell>
          <table:table-cell office:value-type="float" office:value="37.16" calcext:value-type="float">
            <text:p>37.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2 Aug 2017</text:p>
          </table:table-cell>
          <table:table-cell office:value-type="float" office:value="37.08" calcext:value-type="float">
            <text:p>37.0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3 Aug 2017</text:p>
          </table:table-cell>
          <table:table-cell office:value-type="float" office:value="36.825" calcext:value-type="float">
            <text:p>36.8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4 Aug 2017</text:p>
          </table:table-cell>
          <table:table-cell office:value-type="float" office:value="36.944" calcext:value-type="float">
            <text:p>36.9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5 Aug 2017</text:p>
          </table:table-cell>
          <table:table-cell office:value-type="float" office:value="36.942" calcext:value-type="float">
            <text:p>36.9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6 Aug 2017</text:p>
          </table:table-cell>
          <table:table-cell office:value-type="float" office:value="36.94" calcext:value-type="float">
            <text:p>36.9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7 Aug 2017</text:p>
          </table:table-cell>
          <table:table-cell office:value-type="float" office:value="37.135" calcext:value-type="float">
            <text:p>37.1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8 Aug 2017</text:p>
          </table:table-cell>
          <table:table-cell office:value-type="float" office:value="36.866" calcext:value-type="float">
            <text:p>36.86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9 Aug 2017</text:p>
          </table:table-cell>
          <table:table-cell office:value-type="float" office:value="36.324" calcext:value-type="float">
            <text:p>36.3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0 Aug 2017</text:p>
          </table:table-cell>
          <table:table-cell office:value-type="float" office:value="35.621" calcext:value-type="float">
            <text:p>35.6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1 Aug 2017</text:p>
          </table:table-cell>
          <table:table-cell office:value-type="float" office:value="35.618" calcext:value-type="float">
            <text:p>35.6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2 Aug 2017</text:p>
          </table:table-cell>
          <table:table-cell office:value-type="float" office:value="35.616" calcext:value-type="float">
            <text:p>35.6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3 Aug 2017</text:p>
          </table:table-cell>
          <table:table-cell office:value-type="float" office:value="35.614" calcext:value-type="float">
            <text:p>35.6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4 Aug 2017</text:p>
          </table:table-cell>
          <table:table-cell office:value-type="float" office:value="36.253" calcext:value-type="float">
            <text:p>36.25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5 Aug 2017</text:p>
          </table:table-cell>
          <table:table-cell office:value-type="float" office:value="36.251" calcext:value-type="float">
            <text:p>36.2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6 Aug 2017</text:p>
          </table:table-cell>
          <table:table-cell office:value-type="float" office:value="36.638" calcext:value-type="float">
            <text:p>36.63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7 Aug 2017</text:p>
          </table:table-cell>
          <table:table-cell office:value-type="float" office:value="36.581" calcext:value-type="float">
            <text:p>36.5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8 Aug 2017</text:p>
          </table:table-cell>
          <table:table-cell office:value-type="float" office:value="36.485" calcext:value-type="float">
            <text:p>36.4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9 Aug 2017</text:p>
          </table:table-cell>
          <table:table-cell office:value-type="float" office:value="36.483" calcext:value-type="float">
            <text:p>36.4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 Aug 2017</text:p>
          </table:table-cell>
          <table:table-cell office:value-type="float" office:value="36.481" calcext:value-type="float">
            <text:p>36.48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1 Aug 2017</text:p>
          </table:table-cell>
          <table:table-cell office:value-type="float" office:value="36.088" calcext:value-type="float">
            <text:p>36.0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2 Aug 2017</text:p>
          </table:table-cell>
          <table:table-cell office:value-type="float" office:value="36.022" calcext:value-type="float">
            <text:p>36.02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3 Aug 2017</text:p>
          </table:table-cell>
          <table:table-cell office:value-type="float" office:value="36.227" calcext:value-type="float">
            <text:p>36.2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4 Aug 2017</text:p>
          </table:table-cell>
          <table:table-cell office:value-type="float" office:value="36.316" calcext:value-type="float">
            <text:p>36.3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5 Aug 2017</text:p>
          </table:table-cell>
          <table:table-cell office:value-type="float" office:value="36.314" calcext:value-type="float">
            <text:p>36.3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6 Aug 2017</text:p>
          </table:table-cell>
          <table:table-cell office:value-type="float" office:value="36.312" calcext:value-type="float">
            <text:p>36.3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7 Aug 2017</text:p>
          </table:table-cell>
          <table:table-cell office:value-type="float" office:value="36.31" calcext:value-type="float">
            <text:p>36.3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8 Aug 2017</text:p>
          </table:table-cell>
          <table:table-cell office:value-type="float" office:value="36.574" calcext:value-type="float">
            <text:p>36.5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9 Aug 2017</text:p>
          </table:table-cell>
          <table:table-cell office:value-type="float" office:value="36.279" calcext:value-type="float">
            <text:p>36.27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30 Aug 2017</text:p>
          </table:table-cell>
          <table:table-cell office:value-type="float" office:value="36.561" calcext:value-type="float">
            <text:p>36.56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31 Aug 2017</text:p>
          </table:table-cell>
          <table:table-cell office:value-type="float" office:value="36.967" calcext:value-type="float">
            <text:p>36.96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1 Sep 2017</text:p>
          </table:table-cell>
          <table:table-cell office:value-type="float" office:value="37.246" calcext:value-type="float">
            <text:p>37.24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2 Sep 2017</text:p>
          </table:table-cell>
          <table:table-cell office:value-type="float" office:value="37.244" calcext:value-type="float">
            <text:p>37.2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3 Sep 2017</text:p>
          </table:table-cell>
          <table:table-cell office:value-type="float" office:value="37.242" calcext:value-type="float">
            <text:p>37.24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4 Sep 2017</text:p>
          </table:table-cell>
          <table:table-cell office:value-type="float" office:value="37.147" calcext:value-type="float">
            <text:p>37.1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5 Sep 2017</text:p>
          </table:table-cell>
          <table:table-cell office:value-type="float" office:value="37.46" calcext:value-type="float">
            <text:p>37.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6 Sep 2017</text:p>
          </table:table-cell>
          <table:table-cell office:value-type="float" office:value="37.484" calcext:value-type="float">
            <text:p>37.48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7 Sep 2017</text:p>
          </table:table-cell>
          <table:table-cell office:value-type="float" office:value="37.633" calcext:value-type="float">
            <text:p>37.6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 Sep 2017</text:p>
          </table:table-cell>
          <table:table-cell office:value-type="float" office:value="37.571" calcext:value-type="float">
            <text:p>37.5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9 Sep 2017</text:p>
          </table:table-cell>
          <table:table-cell office:value-type="float" office:value="37.569" calcext:value-type="float">
            <text:p>37.56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0 Sep 2017</text:p>
          </table:table-cell>
          <table:table-cell office:value-type="float" office:value="37.567" calcext:value-type="float">
            <text:p>37.56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1 Sep 2017</text:p>
          </table:table-cell>
          <table:table-cell office:value-type="float" office:value="37.668" calcext:value-type="float">
            <text:p>37.6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2 Sep 2017</text:p>
          </table:table-cell>
          <table:table-cell office:value-type="float" office:value="37.902" calcext:value-type="float">
            <text:p>37.9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3 Sep 2017</text:p>
          </table:table-cell>
          <table:table-cell office:value-type="float" office:value="37.643" calcext:value-type="float">
            <text:p>37.64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4 Sep 2017</text:p>
          </table:table-cell>
          <table:table-cell office:value-type="float" office:value="37.815" calcext:value-type="float">
            <text:p>37.8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5 Sep 2017</text:p>
          </table:table-cell>
          <table:table-cell office:value-type="float" office:value="37.895" calcext:value-type="float">
            <text:p>37.89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6 Sep 2017</text:p>
          </table:table-cell>
          <table:table-cell office:value-type="float" office:value="37.893" calcext:value-type="float">
            <text:p>37.89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7 Sep 2017</text:p>
          </table:table-cell>
          <table:table-cell office:value-type="float" office:value="37.891" calcext:value-type="float">
            <text:p>37.89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8 Sep 2017</text:p>
          </table:table-cell>
          <table:table-cell office:value-type="float" office:value="38.184" calcext:value-type="float">
            <text:p>38.1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9 Sep 2017</text:p>
          </table:table-cell>
          <table:table-cell office:value-type="float" office:value="38.354" calcext:value-type="float">
            <text:p>38.35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 Sep 2017</text:p>
          </table:table-cell>
          <table:table-cell office:value-type="float" office:value="38.306" calcext:value-type="float">
            <text:p>38.3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1 Sep 2017</text:p>
          </table:table-cell>
          <table:table-cell office:value-type="float" office:value="38.244" calcext:value-type="float">
            <text:p>38.2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2 Sep 2017</text:p>
          </table:table-cell>
          <table:table-cell office:value-type="float" office:value="37.465" calcext:value-type="float">
            <text:p>37.4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3 Sep 2017</text:p>
          </table:table-cell>
          <table:table-cell office:value-type="float" office:value="37.467" calcext:value-type="float">
            <text:p>37.46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4 Sep 2017</text:p>
          </table:table-cell>
          <table:table-cell office:value-type="float" office:value="37.465" calcext:value-type="float">
            <text:p>37.4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5 Sep 2017</text:p>
          </table:table-cell>
          <table:table-cell office:value-type="float" office:value="36.961" calcext:value-type="float">
            <text:p>36.96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6 Sep 2017</text:p>
          </table:table-cell>
          <table:table-cell office:value-type="float" office:value="37.102" calcext:value-type="float">
            <text:p>37.10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7 Sep 2017</text:p>
          </table:table-cell>
          <table:table-cell office:value-type="float" office:value="36.574" calcext:value-type="float">
            <text:p>36.5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8 Sep 2017</text:p>
          </table:table-cell>
          <table:table-cell office:value-type="float" office:value="36.704" calcext:value-type="float">
            <text:p>36.70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9 Sep 2017</text:p>
          </table:table-cell>
          <table:table-cell office:value-type="float" office:value="37.083" calcext:value-type="float">
            <text:p>37.08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30 Sep 2017</text:p>
          </table:table-cell>
          <table:table-cell office:value-type="float" office:value="37.081" calcext:value-type="float">
            <text:p>37.08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1 Oct 2017</text:p>
          </table:table-cell>
          <table:table-cell office:value-type="float" office:value="37.079" calcext:value-type="float">
            <text:p>37.07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2 Oct 2017</text:p>
          </table:table-cell>
          <table:table-cell office:value-type="float" office:value="37.076" calcext:value-type="float">
            <text:p>37.0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3 Oct 2017</text:p>
          </table:table-cell>
          <table:table-cell office:value-type="float" office:value="37.127" calcext:value-type="float">
            <text:p>37.1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4 Oct 2017</text:p>
          </table:table-cell>
          <table:table-cell office:value-type="float" office:value="37.269" calcext:value-type="float">
            <text:p>37.26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5 Oct 2017</text:p>
          </table:table-cell>
          <table:table-cell office:value-type="float" office:value="37.389" calcext:value-type="float">
            <text:p>37.3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6 Oct 2017</text:p>
          </table:table-cell>
          <table:table-cell office:value-type="float" office:value="37.695" calcext:value-type="float">
            <text:p>37.69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7 Oct 2017</text:p>
          </table:table-cell>
          <table:table-cell office:value-type="float" office:value="37.693" calcext:value-type="float">
            <text:p>37.6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 Oct 2017</text:p>
          </table:table-cell>
          <table:table-cell office:value-type="float" office:value="37.691" calcext:value-type="float">
            <text:p>37.6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9 Oct 2017</text:p>
          </table:table-cell>
          <table:table-cell office:value-type="float" office:value="37.835" calcext:value-type="float">
            <text:p>37.83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0 Oct 2017</text:p>
          </table:table-cell>
          <table:table-cell office:value-type="float" office:value="38.148" calcext:value-type="float">
            <text:p>38.14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1 Oct 2017</text:p>
          </table:table-cell>
          <table:table-cell office:value-type="float" office:value="37.873" calcext:value-type="float">
            <text:p>37.87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2 Oct 2017</text:p>
          </table:table-cell>
          <table:table-cell office:value-type="float" office:value="38.21" calcext:value-type="float">
            <text:p>38.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3 Oct 2017</text:p>
          </table:table-cell>
          <table:table-cell office:value-type="float" office:value="38.32" calcext:value-type="float">
            <text:p>38.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4 Oct 2017</text:p>
          </table:table-cell>
          <table:table-cell office:value-type="float" office:value="38.318" calcext:value-type="float">
            <text:p>38.3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5 Oct 2017</text:p>
          </table:table-cell>
          <table:table-cell office:value-type="float" office:value="38.315" calcext:value-type="float">
            <text:p>38.3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6 Oct 2017</text:p>
          </table:table-cell>
          <table:table-cell office:value-type="float" office:value="38.444" calcext:value-type="float">
            <text:p>38.4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7 Oct 2017</text:p>
          </table:table-cell>
          <table:table-cell office:value-type="float" office:value="38.532" calcext:value-type="float">
            <text:p>38.5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8 Oct 2017</text:p>
          </table:table-cell>
          <table:table-cell office:value-type="float" office:value="38.563" calcext:value-type="float">
            <text:p>38.56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9 Oct 2017</text:p>
          </table:table-cell>
          <table:table-cell office:value-type="float" office:value="38.497" calcext:value-type="float">
            <text:p>38.4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 Oct 2017</text:p>
          </table:table-cell>
          <table:table-cell office:value-type="float" office:value="38.495" calcext:value-type="float">
            <text:p>38.49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1 Oct 2017</text:p>
          </table:table-cell>
          <table:table-cell office:value-type="float" office:value="38.493" calcext:value-type="float">
            <text:p>38.49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2 Oct 2017</text:p>
          </table:table-cell>
          <table:table-cell office:value-type="float" office:value="38.491" calcext:value-type="float">
            <text:p>38.4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3 Oct 2017</text:p>
          </table:table-cell>
          <table:table-cell office:value-type="float" office:value="38.703" calcext:value-type="float">
            <text:p>38.70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4 Oct 2017</text:p>
          </table:table-cell>
          <table:table-cell office:value-type="float" office:value="38.802" calcext:value-type="float">
            <text:p>38.80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5 Oct 2017</text:p>
          </table:table-cell>
          <table:table-cell office:value-type="float" office:value="38.687" calcext:value-type="float">
            <text:p>38.68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6 Oct 2017</text:p>
          </table:table-cell>
          <table:table-cell office:value-type="float" office:value="38.695" calcext:value-type="float">
            <text:p>38.6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7 Oct 2017</text:p>
          </table:table-cell>
          <table:table-cell office:value-type="float" office:value="38.824" calcext:value-type="float">
            <text:p>38.8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8 Oct 2017</text:p>
          </table:table-cell>
          <table:table-cell office:value-type="float" office:value="38.822" calcext:value-type="float">
            <text:p>38.82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9 Oct 2017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30 Oct 2017</text:p>
          </table:table-cell>
          <table:table-cell office:value-type="float" office:value="39.291" calcext:value-type="float">
            <text:p>39.29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31 Oct 2017</text:p>
          </table:table-cell>
          <table:table-cell office:value-type="float" office:value="39.383" calcext:value-type="float">
            <text:p>39.38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1 Nov 2017</text:p>
          </table:table-cell>
          <table:table-cell office:value-type="float" office:value="39.542" calcext:value-type="float">
            <text:p>39.54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2 Nov 2017</text:p>
          </table:table-cell>
          <table:table-cell office:value-type="float" office:value="39.743" calcext:value-type="float">
            <text:p>39.74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3 Nov 2017</text:p>
          </table:table-cell>
          <table:table-cell office:value-type="float" office:value="39.871" calcext:value-type="float">
            <text:p>39.87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4 Nov 2017</text:p>
          </table:table-cell>
          <table:table-cell office:value-type="float" office:value="39.869" calcext:value-type="float">
            <text:p>39.86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5 Nov 2017</text:p>
          </table:table-cell>
          <table:table-cell office:value-type="float" office:value="39.866" calcext:value-type="float">
            <text:p>39.86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6 Nov 2017</text:p>
          </table:table-cell>
          <table:table-cell office:value-type="float" office:value="39.843" calcext:value-type="float">
            <text:p>39.84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7 Nov 2017</text:p>
          </table:table-cell>
          <table:table-cell office:value-type="float" office:value="39.351" calcext:value-type="float">
            <text:p>39.35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8 Nov 2017</text:p>
          </table:table-cell>
          <table:table-cell office:value-type="float" office:value="39.164" calcext:value-type="float">
            <text:p>39.1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 Nov 2017</text:p>
          </table:table-cell>
          <table:table-cell office:value-type="float" office:value="39.502" calcext:value-type="float">
            <text:p>39.50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0 Nov 2017</text:p>
          </table:table-cell>
          <table:table-cell office:value-type="float" office:value="39.412" calcext:value-type="float">
            <text:p>39.4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1 Nov 2017</text:p>
          </table:table-cell>
          <table:table-cell office:value-type="float" office:value="39.409" calcext:value-type="float">
            <text:p>39.4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2 Nov 2017</text:p>
          </table:table-cell>
          <table:table-cell office:value-type="float" office:value="39.407" calcext:value-type="float">
            <text:p>39.40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3 Nov 2017</text:p>
          </table:table-cell>
          <table:table-cell office:value-type="float" office:value="39.317" calcext:value-type="float">
            <text:p>39.31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4 Nov 2017</text:p>
          </table:table-cell>
          <table:table-cell office:value-type="float" office:value="39.186" calcext:value-type="float">
            <text:p>39.18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5 Nov 2017</text:p>
          </table:table-cell>
          <table:table-cell office:value-type="float" office:value="38.899" calcext:value-type="float">
            <text:p>38.89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6 Nov 2017</text:p>
          </table:table-cell>
          <table:table-cell office:value-type="float" office:value="39.258" calcext:value-type="float">
            <text:p>39.25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7 Nov 2017</text:p>
          </table:table-cell>
          <table:table-cell office:value-type="float" office:value="39.658" calcext:value-type="float">
            <text:p>39.65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8 Nov 2017</text:p>
          </table:table-cell>
          <table:table-cell office:value-type="float" office:value="39.655" calcext:value-type="float">
            <text:p>39.6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9 Nov 2017</text:p>
          </table:table-cell>
          <table:table-cell office:value-type="float" office:value="39.653" calcext:value-type="float">
            <text:p>39.65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 Nov 2017</text:p>
          </table:table-cell>
          <table:table-cell office:value-type="float" office:value="39.855" calcext:value-type="float">
            <text:p>39.85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1 Nov 2017</text:p>
          </table:table-cell>
          <table:table-cell office:value-type="float" office:value="40.055" calcext:value-type="float">
            <text:p>40.0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2 Nov 2017</text:p>
          </table:table-cell>
          <table:table-cell office:value-type="float" office:value="40.031" calcext:value-type="float">
            <text:p>40.0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3 Nov 2017</text:p>
          </table:table-cell>
          <table:table-cell office:value-type="float" office:value="40.141" calcext:value-type="float">
            <text:p>40.14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4 Nov 2017</text:p>
          </table:table-cell>
          <table:table-cell office:value-type="float" office:value="40.38" calcext:value-type="float">
            <text:p>40.3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5 Nov 2017</text:p>
          </table:table-cell>
          <table:table-cell office:value-type="float" office:value="40.377" calcext:value-type="float">
            <text:p>40.37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6 Nov 2017</text:p>
          </table:table-cell>
          <table:table-cell office:value-type="float" office:value="40.374" calcext:value-type="float">
            <text:p>40.37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7 Nov 2017</text:p>
          </table:table-cell>
          <table:table-cell office:value-type="float" office:value="40.355" calcext:value-type="float">
            <text:p>40.3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8 Nov 2017</text:p>
          </table:table-cell>
          <table:table-cell office:value-type="float" office:value="40.455" calcext:value-type="float">
            <text:p>40.45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9 Nov 2017</text:p>
          </table:table-cell>
          <table:table-cell office:value-type="float" office:value="40.566" calcext:value-type="float">
            <text:p>40.56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30 Nov 2017</text:p>
          </table:table-cell>
          <table:table-cell office:value-type="float" office:value="40.504" calcext:value-type="float">
            <text:p>40.50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1 Dec 2017</text:p>
          </table:table-cell>
          <table:table-cell office:value-type="float" office:value="40.23" calcext:value-type="float">
            <text:p>40.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2 Dec 2017</text:p>
          </table:table-cell>
          <table:table-cell office:value-type="float" office:value="40.228" calcext:value-type="float">
            <text:p>40.2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3 Dec 2017</text:p>
          </table:table-cell>
          <table:table-cell office:value-type="float" office:value="40.225" calcext:value-type="float">
            <text:p>40.2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4 Dec 2017</text:p>
          </table:table-cell>
          <table:table-cell office:value-type="float" office:value="40.072" calcext:value-type="float">
            <text:p>40.07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5 Dec 2017</text:p>
          </table:table-cell>
          <table:table-cell office:value-type="float" office:value="40.045" calcext:value-type="float">
            <text:p>40.04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6 Dec 2017</text:p>
          </table:table-cell>
          <table:table-cell office:value-type="float" office:value="39.842" calcext:value-type="float">
            <text:p>39.84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7 Dec 2017</text:p>
          </table:table-cell>
          <table:table-cell office:value-type="float" office:value="40.214" calcext:value-type="float">
            <text:p>40.21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8 Dec 2017</text:p>
          </table:table-cell>
          <table:table-cell office:value-type="float" office:value="40.494" calcext:value-type="float">
            <text:p>40.49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 Dec 2017</text:p>
          </table:table-cell>
          <table:table-cell office:value-type="float" office:value="40.492" calcext:value-type="float">
            <text:p>40.49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0 Dec 2017</text:p>
          </table:table-cell>
          <table:table-cell office:value-type="float" office:value="40.489" calcext:value-type="float">
            <text:p>40.48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1 Dec 2017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2 Dec 2017</text:p>
          </table:table-cell>
          <table:table-cell office:value-type="float" office:value="40.229" calcext:value-type="float">
            <text:p>40.22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3 Dec 2017</text:p>
          </table:table-cell>
          <table:table-cell office:value-type="float" office:value="39.911" calcext:value-type="float">
            <text:p>39.91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4 Dec 2017</text:p>
          </table:table-cell>
          <table:table-cell office:value-type="float" office:value="39.946" calcext:value-type="float">
            <text:p>39.94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5 Dec 2017</text:p>
          </table:table-cell>
          <table:table-cell office:value-type="float" office:value="40.39" calcext:value-type="float">
            <text:p>40.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6 Dec 2017</text:p>
          </table:table-cell>
          <table:table-cell office:value-type="float" office:value="40.388" calcext:value-type="float">
            <text:p>40.38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7 Dec 2017</text:p>
          </table:table-cell>
          <table:table-cell office:value-type="float" office:value="40.386" calcext:value-type="float">
            <text:p>40.3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8 Dec 2017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19 Dec 2017</text:p>
          </table:table-cell>
          <table:table-cell office:value-type="float" office:value="40.977" calcext:value-type="float">
            <text:p>40.97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0 Dec 2017</text:p>
          </table:table-cell>
          <table:table-cell office:value-type="float" office:value="41.307" calcext:value-type="float">
            <text:p>41.30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1 Dec 2017</text:p>
          </table:table-cell>
          <table:table-cell office:value-type="float" office:value="41.406" calcext:value-type="float">
            <text:p>41.4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2 Dec 2017</text:p>
          </table:table-cell>
          <table:table-cell office:value-type="float" office:value="41.539" calcext:value-type="float">
            <text:p>41.53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3 Dec 2017</text:p>
          </table:table-cell>
          <table:table-cell office:value-type="float" office:value="41.536" calcext:value-type="float">
            <text:p>41.53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4 Dec 2017</text:p>
          </table:table-cell>
          <table:table-cell office:value-type="float" office:value="41.534" calcext:value-type="float">
            <text:p>41.53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5 Dec 2017</text:p>
          </table:table-cell>
          <table:table-cell office:value-type="float" office:value="41.531" calcext:value-type="float">
            <text:p>41.53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6 Dec 2017</text:p>
          </table:table-cell>
          <table:table-cell office:value-type="float" office:value="41.809" calcext:value-type="float">
            <text:p>41.80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7 Dec 2017</text:p>
          </table:table-cell>
          <table:table-cell office:value-type="float" office:value="41.765" calcext:value-type="float">
            <text:p>41.7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8 Dec 2017</text:p>
          </table:table-cell>
          <table:table-cell office:value-type="float" office:value="41.769" calcext:value-type="float">
            <text:p>41.76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9 Dec 2017</text:p>
          </table:table-cell>
          <table:table-cell office:value-type="float" office:value="42.102" calcext:value-type="float">
            <text:p>42.10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30 Dec 2017</text:p>
          </table:table-cell>
          <table:table-cell office:value-type="float" office:value="42.103" calcext:value-type="float">
            <text:p>42.10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31 Dec 2017</text:p>
          </table:table-cell>
          <table:table-cell office:value-type="float" office:value="42.101" calcext:value-type="float">
            <text:p>42.1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1 Jan 2018</text:p>
          </table:table-cell>
          <table:table-cell office:value-type="float" office:value="41.958" calcext:value-type="float">
            <text:p>41.95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2 Jan 2018</text:p>
          </table:table-cell>
          <table:table-cell office:value-type="float" office:value="41.658" calcext:value-type="float">
            <text:p>41.65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3 Jan 2018</text:p>
          </table:table-cell>
          <table:table-cell office:value-type="float" office:value="41.804" calcext:value-type="float">
            <text:p>41.80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4 Jan 2018</text:p>
          </table:table-cell>
          <table:table-cell office:value-type="float" office:value="42.178" calcext:value-type="float">
            <text:p>42.17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5 Jan 2018</text:p>
          </table:table-cell>
          <table:table-cell office:value-type="float" office:value="42.611" calcext:value-type="float">
            <text:p>42.61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6 Jan 2018</text:p>
          </table:table-cell>
          <table:table-cell office:value-type="float" office:value="42.608" calcext:value-type="float">
            <text:p>42.6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7 Jan 2018</text:p>
          </table:table-cell>
          <table:table-cell office:value-type="float" office:value="42.606" calcext:value-type="float">
            <text:p>42.6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8 Jan 2018</text:p>
          </table:table-cell>
          <table:table-cell office:value-type="float" office:value="42.838" calcext:value-type="float">
            <text:p>42.83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9 Jan 2018</text:p>
          </table:table-cell>
          <table:table-cell office:value-type="float" office:value="42.737" calcext:value-type="float">
            <text:p>42.73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10 Jan 2018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11 Jan 2018</text:p>
          </table:table-cell>
          <table:table-cell office:value-type="float" office:value="42.735" calcext:value-type="float">
            <text:p>42.73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12 Jan 2018</text:p>
          </table:table-cell>
          <table:table-cell office:value-type="float" office:value="42.733" calcext:value-type="float">
            <text:p>42.73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13 Jan 2018</text:p>
          </table:table-cell>
          <table:table-cell office:value-type="float" office:value="42.731" calcext:value-type="float">
            <text:p>42.73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14 Jan 2018</text:p>
          </table:table-cell>
          <table:table-cell office:value-type="float" office:value="42.728" calcext:value-type="float">
            <text:p>42.72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15 Jan 2018</text:p>
          </table:table-cell>
          <table:table-cell office:value-type="float" office:value="42.658" calcext:value-type="float">
            <text:p>42.65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16 Jan 2018</text:p>
          </table:table-cell>
          <table:table-cell office:value-type="float" office:value="42.01" calcext:value-type="float">
            <text:p>42.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17 Jan 2018</text:p>
          </table:table-cell>
          <table:table-cell office:value-type="float" office:value="42.195" calcext:value-type="float">
            <text:p>42.19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18 Jan 2018</text:p>
          </table:table-cell>
          <table:table-cell office:value-type="float" office:value="41.841" calcext:value-type="float">
            <text:p>41.84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9 Jan 2018</text:p>
          </table:table-cell>
          <table:table-cell office:value-type="float" office:value="42.092" calcext:value-type="float">
            <text:p>42.09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0 Jan 2018</text:p>
          </table:table-cell>
          <table:table-cell office:value-type="float" office:value="42.09" calcext:value-type="float">
            <text:p>42.0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1 Jan 2018</text:p>
          </table:table-cell>
          <table:table-cell office:value-type="float" office:value="42.087" calcext:value-type="float">
            <text:p>42.08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2 Jan 2018</text:p>
          </table:table-cell>
          <table:table-cell office:value-type="float" office:value="42.282" calcext:value-type="float">
            <text:p>42.28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3 Jan 2018</text:p>
          </table:table-cell>
          <table:table-cell office:value-type="float" office:value="42.338" calcext:value-type="float">
            <text:p>42.33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4 Jan 2018</text:p>
          </table:table-cell>
          <table:table-cell office:value-type="float" office:value="42.119" calcext:value-type="float">
            <text:p>42.11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5 Jan 2018</text:p>
          </table:table-cell>
          <table:table-cell office:value-type="float" office:value="41.718" calcext:value-type="float">
            <text:p>41.7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6 Jan 2018</text:p>
          </table:table-cell>
          <table:table-cell office:value-type="float" office:value="41.716" calcext:value-type="float">
            <text:p>41.7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7 Jan 2018</text:p>
          </table:table-cell>
          <table:table-cell office:value-type="float" office:value="41.714" calcext:value-type="float">
            <text:p>41.7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8 Jan 2018</text:p>
          </table:table-cell>
          <table:table-cell office:value-type="float" office:value="41.712" calcext:value-type="float">
            <text:p>41.7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9 Jan 2018</text:p>
          </table:table-cell>
          <table:table-cell office:value-type="float" office:value="41.398" calcext:value-type="float">
            <text:p>41.3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30 Jan 2018</text:p>
          </table:table-cell>
          <table:table-cell office:value-type="float" office:value="40.937" calcext:value-type="float">
            <text:p>40.9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1 Jan 2018</text:p>
          </table:table-cell>
          <table:table-cell office:value-type="float" office:value="40.791" calcext:value-type="float">
            <text:p>40.79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1 Feb 2018</text:p>
          </table:table-cell>
          <table:table-cell office:value-type="float" office:value="40.973" calcext:value-type="float">
            <text:p>40.97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2 Feb 2018</text:p>
          </table:table-cell>
          <table:table-cell office:value-type="float" office:value="39.808" calcext:value-type="float">
            <text:p>39.8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3 Feb 2018</text:p>
          </table:table-cell>
          <table:table-cell office:value-type="float" office:value="39.806" calcext:value-type="float">
            <text:p>39.80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4 Feb 2018</text:p>
          </table:table-cell>
          <table:table-cell office:value-type="float" office:value="39.804" calcext:value-type="float">
            <text:p>39.8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5 Feb 2018</text:p>
          </table:table-cell>
          <table:table-cell office:value-type="float" office:value="39.356" calcext:value-type="float">
            <text:p>39.35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6 Feb 2018</text:p>
          </table:table-cell>
          <table:table-cell office:value-type="float" office:value="38.914" calcext:value-type="float">
            <text:p>38.91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7 Feb 2018</text:p>
          </table:table-cell>
          <table:table-cell office:value-type="float" office:value="39.253" calcext:value-type="float">
            <text:p>39.25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8 Feb 2018</text:p>
          </table:table-cell>
          <table:table-cell office:value-type="float" office:value="39.752" calcext:value-type="float">
            <text:p>39.75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 Feb 2018</text:p>
          </table:table-cell>
          <table:table-cell office:value-type="float" office:value="39.608" calcext:value-type="float">
            <text:p>39.60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10 Feb 2018</text:p>
          </table:table-cell>
          <table:table-cell office:value-type="float" office:value="39.606" calcext:value-type="float">
            <text:p>39.60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1 Feb 2018</text:p>
          </table:table-cell>
          <table:table-cell office:value-type="float" office:value="39.604" calcext:value-type="float">
            <text:p>39.6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2 Feb 2018</text:p>
          </table:table-cell>
          <table:table-cell office:value-type="float" office:value="40.094" calcext:value-type="float">
            <text:p>40.09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13 Feb 2018</text:p>
          </table:table-cell>
          <table:table-cell office:value-type="float" office:value="40.092" calcext:value-type="float">
            <text:p>40.09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14 Feb 2018</text:p>
          </table:table-cell>
          <table:table-cell office:value-type="float" office:value="40.146" calcext:value-type="float">
            <text:p>40.14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15 Feb 2018</text:p>
          </table:table-cell>
          <table:table-cell office:value-type="float" office:value="39.961" calcext:value-type="float">
            <text:p>39.96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16 Feb 2018</text:p>
          </table:table-cell>
          <table:table-cell office:value-type="float" office:value="39.604" calcext:value-type="float">
            <text:p>39.60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17 Feb 2018</text:p>
          </table:table-cell>
          <table:table-cell office:value-type="float" office:value="39.602" calcext:value-type="float">
            <text:p>39.60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8 Feb 2018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19 Feb 2018</text:p>
          </table:table-cell>
          <table:table-cell office:value-type="float" office:value="39.269" calcext:value-type="float">
            <text:p>39.26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0 Feb 2018</text:p>
          </table:table-cell>
          <table:table-cell office:value-type="float" office:value="39.211" calcext:value-type="float">
            <text:p>39.21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1 Feb 2018</text:p>
          </table:table-cell>
          <table:table-cell office:value-type="float" office:value="39.086" calcext:value-type="float">
            <text:p>39.08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2 Feb 2018</text:p>
          </table:table-cell>
          <table:table-cell office:value-type="float" office:value="38.911" calcext:value-type="float">
            <text:p>38.91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23 Feb 2018</text:p>
          </table:table-cell>
          <table:table-cell office:value-type="float" office:value="39.447" calcext:value-type="float">
            <text:p>39.44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24 Feb 2018</text:p>
          </table:table-cell>
          <table:table-cell office:value-type="float" office:value="39.445" calcext:value-type="float">
            <text:p>39.44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25 Feb 2018</text:p>
          </table:table-cell>
          <table:table-cell office:value-type="float" office:value="39.442" calcext:value-type="float">
            <text:p>39.44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6 Feb 2018</text:p>
          </table:table-cell>
          <table:table-cell office:value-type="float" office:value="39.946" calcext:value-type="float">
            <text:p>39.94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7 Feb 2018</text:p>
          </table:table-cell>
          <table:table-cell office:value-type="float" office:value="39.848" calcext:value-type="float">
            <text:p>39.84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8 Feb 2018</text:p>
          </table:table-cell>
          <table:table-cell office:value-type="float" office:value="39.962" calcext:value-type="float">
            <text:p>39.96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1 Mar 2018</text:p>
          </table:table-cell>
          <table:table-cell office:value-type="float" office:value="39.873" calcext:value-type="float">
            <text:p>39.87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2 Mar 2018</text:p>
          </table:table-cell>
          <table:table-cell office:value-type="float" office:value="39.871" calcext:value-type="float">
            <text:p>39.87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3 Mar 2018</text:p>
          </table:table-cell>
          <table:table-cell office:value-type="float" office:value="39.868" calcext:value-type="float">
            <text:p>39.86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4 Mar 2018</text:p>
          </table:table-cell>
          <table:table-cell office:value-type="float" office:value="39.865" calcext:value-type="float">
            <text:p>39.86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5 Mar 2018</text:p>
          </table:table-cell>
          <table:table-cell office:value-type="float" office:value="39.659" calcext:value-type="float">
            <text:p>39.65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6 Mar 2018</text:p>
          </table:table-cell>
          <table:table-cell office:value-type="float" office:value="39.423" calcext:value-type="float">
            <text:p>39.42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7 Mar 2018</text:p>
          </table:table-cell>
          <table:table-cell office:value-type="float" office:value="38.902" calcext:value-type="float">
            <text:p>38.90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8 Mar 2018</text:p>
          </table:table-cell>
          <table:table-cell office:value-type="float" office:value="39.081" calcext:value-type="float">
            <text:p>39.08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9 Mar 2018</text:p>
          </table:table-cell>
          <table:table-cell office:value-type="float" office:value="39.129" calcext:value-type="float">
            <text:p>39.12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10 Mar 2018</text:p>
          </table:table-cell>
          <table:table-cell office:value-type="float" office:value="39.126" calcext:value-type="float">
            <text:p>39.12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11 Mar 2018</text:p>
          </table:table-cell>
          <table:table-cell office:value-type="float" office:value="39.124" calcext:value-type="float">
            <text:p>39.1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2 Mar 2018</text:p>
          </table:table-cell>
          <table:table-cell office:value-type="float" office:value="39.236" calcext:value-type="float">
            <text:p>39.23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13 Mar 2018</text:p>
          </table:table-cell>
          <table:table-cell office:value-type="float" office:value="39.54" calcext:value-type="float">
            <text:p>39.5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14 Mar 2018</text:p>
          </table:table-cell>
          <table:table-cell office:value-type="float" office:value="39.492" calcext:value-type="float">
            <text:p>39.49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15 Mar 2018</text:p>
          </table:table-cell>
          <table:table-cell office:value-type="float" office:value="39.739" calcext:value-type="float">
            <text:p>39.73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16 Mar 2018</text:p>
          </table:table-cell>
          <table:table-cell office:value-type="float" office:value="39.317" calcext:value-type="float">
            <text:p>39.3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17 Mar 2018</text:p>
          </table:table-cell>
          <table:table-cell office:value-type="float" office:value="39.314" calcext:value-type="float">
            <text:p>39.31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8 Mar 2018</text:p>
          </table:table-cell>
          <table:table-cell office:value-type="float" office:value="39.312" calcext:value-type="float">
            <text:p>39.31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19 Mar 2018</text:p>
          </table:table-cell>
          <table:table-cell office:value-type="float" office:value="38.735" calcext:value-type="float">
            <text:p>38.73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20 Mar 2018</text:p>
          </table:table-cell>
          <table:table-cell office:value-type="float" office:value="38.753" calcext:value-type="float">
            <text:p>38.75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21 Mar 2018</text:p>
          </table:table-cell>
          <table:table-cell office:value-type="float" office:value="38.823" calcext:value-type="float">
            <text:p>38.82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2 Mar 2018</text:p>
          </table:table-cell>
          <table:table-cell office:value-type="float" office:value="38.544" calcext:value-type="float">
            <text:p>38.54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3 Mar 2018</text:p>
          </table:table-cell>
          <table:table-cell office:value-type="float" office:value="38.264" calcext:value-type="float">
            <text:p>38.26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4 Mar 2018</text:p>
          </table:table-cell>
          <table:table-cell office:value-type="float" office:value="38.262" calcext:value-type="float">
            <text:p>38.26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5 Mar 2018</text:p>
          </table:table-cell>
          <table:table-cell office:value-type="float" office:value="38.259" calcext:value-type="float">
            <text:p>38.25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26 Mar 2018</text:p>
          </table:table-cell>
          <table:table-cell office:value-type="float" office:value="38.663" calcext:value-type="float">
            <text:p>38.66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27 Mar 2018</text:p>
          </table:table-cell>
          <table:table-cell office:value-type="float" office:value="39.139" calcext:value-type="float">
            <text:p>39.13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28 Mar 2018</text:p>
          </table:table-cell>
          <table:table-cell office:value-type="float" office:value="38.992" calcext:value-type="float">
            <text:p>38.99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9 Mar 2018</text:p>
          </table:table-cell>
          <table:table-cell office:value-type="float" office:value="38.99" calcext:value-type="float">
            <text:p>38.9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30 Mar 2018</text:p>
          </table:table-cell>
          <table:table-cell office:value-type="float" office:value="38.988" calcext:value-type="float">
            <text:p>38.98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31 Mar 2018</text:p>
          </table:table-cell>
          <table:table-cell office:value-type="float" office:value="38.987" calcext:value-type="float">
            <text:p>38.98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1 Apr 2018</text:p>
          </table:table-cell>
          <table:table-cell office:value-type="float" office:value="38.985" calcext:value-type="float">
            <text:p>38.98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2 Apr 2018</text:p>
          </table:table-cell>
          <table:table-cell office:value-type="float" office:value="39.588" calcext:value-type="float">
            <text:p>39.58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3 Apr 2018</text:p>
          </table:table-cell>
          <table:table-cell office:value-type="float" office:value="39.925" calcext:value-type="float">
            <text:p>39.92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4 Apr 2018</text:p>
          </table:table-cell>
          <table:table-cell office:value-type="float" office:value="39.785" calcext:value-type="float">
            <text:p>39.78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5 Apr 2018</text:p>
          </table:table-cell>
          <table:table-cell office:value-type="float" office:value="40.421" calcext:value-type="float">
            <text:p>40.4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6 Apr 2018</text:p>
          </table:table-cell>
          <table:table-cell office:value-type="float" office:value="40.533" calcext:value-type="float">
            <text:p>40.53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7 Apr 2018</text:p>
          </table:table-cell>
          <table:table-cell office:value-type="float" office:value="40.531" calcext:value-type="float">
            <text:p>40.53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8 Apr 2018</text:p>
          </table:table-cell>
          <table:table-cell office:value-type="float" office:value="40.529" calcext:value-type="float">
            <text:p>40.52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9 Apr 2018</text:p>
          </table:table-cell>
          <table:table-cell office:value-type="float" office:value="40.643" calcext:value-type="float">
            <text:p>40.64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10 Apr 2018</text:p>
          </table:table-cell>
          <table:table-cell office:value-type="float" office:value="40.686" calcext:value-type="float">
            <text:p>40.68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11 Apr 2018</text:p>
          </table:table-cell>
          <table:table-cell office:value-type="float" office:value="40.96" calcext:value-type="float">
            <text:p>40.9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12 Apr 2018</text:p>
          </table:table-cell>
          <table:table-cell office:value-type="float" office:value="40.849" calcext:value-type="float">
            <text:p>40.84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13 Apr 2018</text:p>
          </table:table-cell>
          <table:table-cell office:value-type="float" office:value="40.889" calcext:value-type="float">
            <text:p>40.88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14 Apr 2018</text:p>
          </table:table-cell>
          <table:table-cell office:value-type="float" office:value="40.887" calcext:value-type="float">
            <text:p>40.88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15 Apr 2018</text:p>
          </table:table-cell>
          <table:table-cell office:value-type="float" office:value="40.885" calcext:value-type="float">
            <text:p>40.8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16 Apr 2018</text:p>
          </table:table-cell>
          <table:table-cell office:value-type="float" office:value="41.086" calcext:value-type="float">
            <text:p>41.08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17 Apr 2018</text:p>
          </table:table-cell>
          <table:table-cell office:value-type="float" office:value="41.048" calcext:value-type="float">
            <text:p>41.04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18 Apr 2018</text:p>
          </table:table-cell>
          <table:table-cell office:value-type="float" office:value="40.922" calcext:value-type="float">
            <text:p>40.9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19 Apr 2018</text:p>
          </table:table-cell>
          <table:table-cell office:value-type="float" office:value="41.079" calcext:value-type="float">
            <text:p>41.07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0 Apr 2018</text:p>
          </table:table-cell>
          <table:table-cell office:value-type="float" office:value="41.02" calcext:value-type="float">
            <text:p>41.0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21 Apr 2018</text:p>
          </table:table-cell>
          <table:table-cell office:value-type="float" office:value="41.018" calcext:value-type="float">
            <text:p>41.0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22 Apr 2018</text:p>
          </table:table-cell>
          <table:table-cell office:value-type="float" office:value="41.016" calcext:value-type="float">
            <text:p>41.0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23 Apr 2018</text:p>
          </table:table-cell>
          <table:table-cell office:value-type="float" office:value="41.175" calcext:value-type="float">
            <text:p>41.17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24 Apr 2018</text:p>
          </table:table-cell>
          <table:table-cell office:value-type="float" office:value="41.117" calcext:value-type="float">
            <text:p>41.11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25 Apr 2018</text:p>
          </table:table-cell>
          <table:table-cell office:value-type="float" office:value="40.83" calcext:value-type="float">
            <text:p>40.8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26 Apr 2018</text:p>
          </table:table-cell>
          <table:table-cell office:value-type="float" office:value="41.077" calcext:value-type="float">
            <text:p>41.07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27 Apr 2018</text:p>
          </table:table-cell>
          <table:table-cell office:value-type="float" office:value="41.344" calcext:value-type="float">
            <text:p>41.34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8 Apr 2018</text:p>
          </table:table-cell>
          <table:table-cell office:value-type="float" office:value="41.341" calcext:value-type="float">
            <text:p>41.34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29 Apr 2018</text:p>
          </table:table-cell>
          <table:table-cell office:value-type="float" office:value="41.339" calcext:value-type="float">
            <text:p>41.33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30 Apr 2018</text:p>
          </table:table-cell>
          <table:table-cell office:value-type="float" office:value="41.519" calcext:value-type="float">
            <text:p>41.51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01 May 2018</text:p>
          </table:table-cell>
          <table:table-cell office:value-type="float" office:value="41.516" calcext:value-type="float">
            <text:p>41.51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02 May 2018</text:p>
          </table:table-cell>
          <table:table-cell office:value-type="float" office:value="41.104" calcext:value-type="float">
            <text:p>41.10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03 May 2018</text:p>
          </table:table-cell>
          <table:table-cell office:value-type="float" office:value="40.849" calcext:value-type="float">
            <text:p>40.84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4 May 2018</text:p>
          </table:table-cell>
          <table:table-cell office:value-type="float" office:value="40.773" calcext:value-type="float">
            <text:p>40.77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05 May 2018</text:p>
          </table:table-cell>
          <table:table-cell office:value-type="float" office:value="40.77" calcext:value-type="float">
            <text:p>40.7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6 May 2018</text:p>
          </table:table-cell>
          <table:table-cell office:value-type="float" office:value="40.768" calcext:value-type="float">
            <text:p>40.76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07 May 2018</text:p>
          </table:table-cell>
          <table:table-cell office:value-type="float" office:value="40.81" calcext:value-type="float">
            <text:p>40.8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8 May 2018</text:p>
          </table:table-cell>
          <table:table-cell office:value-type="float" office:value="40.856" calcext:value-type="float">
            <text:p>40.85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9 May 2018</text:p>
          </table:table-cell>
          <table:table-cell office:value-type="float" office:value="40.674" calcext:value-type="float">
            <text:p>40.67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10 May 2018</text:p>
          </table:table-cell>
          <table:table-cell office:value-type="float" office:value="40.32" calcext:value-type="float">
            <text:p>40.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1 May 2018</text:p>
          </table:table-cell>
          <table:table-cell office:value-type="float" office:value="40.55" calcext:value-type="float">
            <text:p>40.5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12 May 2018</text:p>
          </table:table-cell>
          <table:table-cell office:value-type="float" office:value="40.547" calcext:value-type="float">
            <text:p>40.54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13 May 2018</text:p>
          </table:table-cell>
          <table:table-cell office:value-type="float" office:value="40.545" calcext:value-type="float">
            <text:p>40.54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14 May 2018</text:p>
          </table:table-cell>
          <table:table-cell office:value-type="float" office:value="40.388" calcext:value-type="float">
            <text:p>40.38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15 May 2018</text:p>
          </table:table-cell>
          <table:table-cell office:value-type="float" office:value="40.16" calcext:value-type="float">
            <text:p>40.1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16 May 2018</text:p>
          </table:table-cell>
          <table:table-cell office:value-type="float" office:value="40.105" calcext:value-type="float">
            <text:p>40.10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17 May 2018</text:p>
          </table:table-cell>
          <table:table-cell office:value-type="float" office:value="40.184" calcext:value-type="float">
            <text:p>40.18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18 May 2018</text:p>
          </table:table-cell>
          <table:table-cell office:value-type="float" office:value="39.784" calcext:value-type="float">
            <text:p>39.78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19 May 2018</text:p>
          </table:table-cell>
          <table:table-cell office:value-type="float" office:value="39.781" calcext:value-type="float">
            <text:p>39.78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20 May 2018</text:p>
          </table:table-cell>
          <table:table-cell office:value-type="float" office:value="39.778" calcext:value-type="float">
            <text:p>39.77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21 May 2018</text:p>
          </table:table-cell>
          <table:table-cell office:value-type="float" office:value="39.149" calcext:value-type="float">
            <text:p>39.14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22 May 2018</text:p>
          </table:table-cell>
          <table:table-cell office:value-type="float" office:value="39.293" calcext:value-type="float">
            <text:p>39.29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23 May 2018</text:p>
          </table:table-cell>
          <table:table-cell office:value-type="float" office:value="39.154" calcext:value-type="float">
            <text:p>39.15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24 May 2018</text:p>
          </table:table-cell>
          <table:table-cell office:value-type="float" office:value="39.139" calcext:value-type="float">
            <text:p>39.13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25 May 2018</text:p>
          </table:table-cell>
          <table:table-cell office:value-type="float" office:value="39.552" calcext:value-type="float">
            <text:p>39.55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26 May 2018</text:p>
          </table:table-cell>
          <table:table-cell office:value-type="float" office:value="39.549" calcext:value-type="float">
            <text:p>39.54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27 May 2018</text:p>
          </table:table-cell>
          <table:table-cell office:value-type="float" office:value="39.546" calcext:value-type="float">
            <text:p>39.54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8 May 2018</text:p>
          </table:table-cell>
          <table:table-cell office:value-type="float" office:value="39.873" calcext:value-type="float">
            <text:p>39.87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29 May 2018</text:p>
          </table:table-cell>
          <table:table-cell office:value-type="float" office:value="39.835" calcext:value-type="float">
            <text:p>39.83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30 May 2018</text:p>
          </table:table-cell>
          <table:table-cell office:value-type="float" office:value="39.846" calcext:value-type="float">
            <text:p>39.84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31 May 2018</text:p>
          </table:table-cell>
          <table:table-cell office:value-type="float" office:value="39.869" calcext:value-type="float">
            <text:p>39.86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1 Jun 2018</text:p>
          </table:table-cell>
          <table:table-cell office:value-type="float" office:value="39.385" calcext:value-type="float">
            <text:p>39.38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2 Jun 2018</text:p>
          </table:table-cell>
          <table:table-cell office:value-type="float" office:value="39.383" calcext:value-type="float">
            <text:p>39.38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3 Jun 2018</text:p>
          </table:table-cell>
          <table:table-cell office:value-type="float" office:value="39.381" calcext:value-type="float">
            <text:p>39.38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4 Jun 2018</text:p>
          </table:table-cell>
          <table:table-cell office:value-type="float" office:value="39.048" calcext:value-type="float">
            <text:p>39.04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5 Jun 2018</text:p>
          </table:table-cell>
          <table:table-cell office:value-type="float" office:value="38.626" calcext:value-type="float">
            <text:p>38.62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6 Jun 2018</text:p>
          </table:table-cell>
          <table:table-cell office:value-type="float" office:value="39.106" calcext:value-type="float">
            <text:p>39.10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7 Jun 2018</text:p>
          </table:table-cell>
          <table:table-cell office:value-type="float" office:value="39.401" calcext:value-type="float">
            <text:p>39.40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08 Jun 2018</text:p>
          </table:table-cell>
          <table:table-cell office:value-type="float" office:value="39.532" calcext:value-type="float">
            <text:p>39.53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09 Jun 2018</text:p>
          </table:table-cell>
          <table:table-cell office:value-type="float" office:value="39.53" calcext:value-type="float">
            <text:p>39.5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10 Jun 2018</text:p>
          </table:table-cell>
          <table:table-cell office:value-type="float" office:value="39.527" calcext:value-type="float">
            <text:p>39.52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11 Jun 2018</text:p>
          </table:table-cell>
          <table:table-cell office:value-type="float" office:value="39.556" calcext:value-type="float">
            <text:p>39.55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12 Jun 2018</text:p>
          </table:table-cell>
          <table:table-cell office:value-type="float" office:value="39.721" calcext:value-type="float">
            <text:p>39.72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13 Jun 2018</text:p>
          </table:table-cell>
          <table:table-cell office:value-type="float" office:value="39.568" calcext:value-type="float">
            <text:p>39.56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14 Jun 2018</text:p>
          </table:table-cell>
          <table:table-cell office:value-type="float" office:value="39.604" calcext:value-type="float">
            <text:p>39.60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15 Jun 2018</text:p>
          </table:table-cell>
          <table:table-cell office:value-type="float" office:value="39.475" calcext:value-type="float">
            <text:p>39.47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16 Jun 2018</text:p>
          </table:table-cell>
          <table:table-cell office:value-type="float" office:value="39.472" calcext:value-type="float">
            <text:p>39.47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17 Jun 2018</text:p>
          </table:table-cell>
          <table:table-cell office:value-type="float" office:value="39.47" calcext:value-type="float">
            <text:p>39.4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18 Jun 2018</text:p>
          </table:table-cell>
          <table:table-cell office:value-type="float" office:value="39.338" calcext:value-type="float">
            <text:p>39.3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19 Jun 2018</text:p>
          </table:table-cell>
          <table:table-cell office:value-type="float" office:value="39.02" calcext:value-type="float">
            <text:p>39.0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20 Jun 2018</text:p>
          </table:table-cell>
          <table:table-cell office:value-type="float" office:value="39.045" calcext:value-type="float">
            <text:p>39.04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21 Jun 2018</text:p>
          </table:table-cell>
          <table:table-cell office:value-type="float" office:value="38.776" calcext:value-type="float">
            <text:p>38.77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22 Jun 2018</text:p>
          </table:table-cell>
          <table:table-cell office:value-type="float" office:value="38.812" calcext:value-type="float">
            <text:p>38.81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23 Jun 2018</text:p>
          </table:table-cell>
          <table:table-cell office:value-type="float" office:value="38.809" calcext:value-type="float">
            <text:p>38.80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24 Jun 2018</text:p>
          </table:table-cell>
          <table:table-cell office:value-type="float" office:value="38.807" calcext:value-type="float">
            <text:p>38.80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25 Jun 2018</text:p>
          </table:table-cell>
          <table:table-cell office:value-type="float" office:value="38.473" calcext:value-type="float">
            <text:p>38.47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26 Jun 2018</text:p>
          </table:table-cell>
          <table:table-cell office:value-type="float" office:value="38.303" calcext:value-type="float">
            <text:p>38.30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27 Jun 2018</text:p>
          </table:table-cell>
          <table:table-cell office:value-type="float" office:value="37.811" calcext:value-type="float">
            <text:p>37.81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28 Jun 2018</text:p>
          </table:table-cell>
          <table:table-cell office:value-type="float" office:value="37.288" calcext:value-type="float">
            <text:p>37.28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29 Jun 2018</text:p>
          </table:table-cell>
          <table:table-cell office:value-type="float" office:value="37.891" calcext:value-type="float">
            <text:p>37.89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30 Jun 2018</text:p>
          </table:table-cell>
          <table:table-cell office:value-type="float" office:value="37.889" calcext:value-type="float">
            <text:p>37.88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01 Jul 2018</text:p>
          </table:table-cell>
          <table:table-cell office:value-type="float" office:value="37.887" calcext:value-type="float">
            <text:p>37.88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02 Jul 2018</text:p>
          </table:table-cell>
          <table:table-cell office:value-type="float" office:value="37.82" calcext:value-type="float">
            <text:p>37.8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03 Jul 2018</text:p>
          </table:table-cell>
          <table:table-cell office:value-type="float" office:value="38.001" calcext:value-type="float">
            <text:p>38.00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04 Jul 2018</text:p>
          </table:table-cell>
          <table:table-cell office:value-type="float" office:value="38.095" calcext:value-type="float">
            <text:p>38.09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05 Jul 2018</text:p>
          </table:table-cell>
          <table:table-cell office:value-type="float" office:value="37.878" calcext:value-type="float">
            <text:p>37.87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06 Jul 2018</text:p>
          </table:table-cell>
          <table:table-cell office:value-type="float" office:value="37.985" calcext:value-type="float">
            <text:p>37.98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07 Jul 2018</text:p>
          </table:table-cell>
          <table:table-cell office:value-type="float" office:value="37.982" calcext:value-type="float">
            <text:p>37.98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08 Jul 2018</text:p>
          </table:table-cell>
          <table:table-cell office:value-type="float" office:value="37.98" calcext:value-type="float">
            <text:p>37.9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09 Jul 2018</text:p>
          </table:table-cell>
          <table:table-cell office:value-type="float" office:value="38.363" calcext:value-type="float">
            <text:p>38.36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10 Jul 2018</text:p>
          </table:table-cell>
          <table:table-cell office:value-type="float" office:value="38.494" calcext:value-type="float">
            <text:p>38.49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11 Jul 2018</text:p>
          </table:table-cell>
          <table:table-cell office:value-type="float" office:value="38.338" calcext:value-type="float">
            <text:p>38.33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12 Jul 2018</text:p>
          </table:table-cell>
          <table:table-cell office:value-type="float" office:value="38.324" calcext:value-type="float">
            <text:p>38.32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13 Jul 2018</text:p>
          </table:table-cell>
          <table:table-cell office:value-type="float" office:value="38.037" calcext:value-type="float">
            <text:p>38.03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14 Jul 2018</text:p>
          </table:table-cell>
          <table:table-cell office:value-type="float" office:value="38.035" calcext:value-type="float">
            <text:p>38.03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15 Jul 2018</text:p>
          </table:table-cell>
          <table:table-cell office:value-type="float" office:value="38.033" calcext:value-type="float">
            <text:p>38.03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16 Jul 2018</text:p>
          </table:table-cell>
          <table:table-cell office:value-type="float" office:value="37.378" calcext:value-type="float">
            <text:p>37.37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17 Jul 2018</text:p>
          </table:table-cell>
          <table:table-cell office:value-type="float" office:value="37.796" calcext:value-type="float">
            <text:p>37.79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18 Jul 2018</text:p>
          </table:table-cell>
          <table:table-cell office:value-type="float" office:value="37.593" calcext:value-type="float">
            <text:p>37.59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19 Jul 2018</text:p>
          </table:table-cell>
          <table:table-cell office:value-type="float" office:value="37.227" calcext:value-type="float">
            <text:p>37.22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20 Jul 2018</text:p>
          </table:table-cell>
          <table:table-cell office:value-type="float" office:value="37.498" calcext:value-type="float">
            <text:p>37.49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21 Jul 2018</text:p>
          </table:table-cell>
          <table:table-cell office:value-type="float" office:value="37.496" calcext:value-type="float">
            <text:p>37.49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22 Jul 2018</text:p>
          </table:table-cell>
          <table:table-cell office:value-type="float" office:value="37.494" calcext:value-type="float">
            <text:p>37.49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23 Jul 2018</text:p>
          </table:table-cell>
          <table:table-cell office:value-type="float" office:value="37.944" calcext:value-type="float">
            <text:p>37.94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24 Jul 2018</text:p>
          </table:table-cell>
          <table:table-cell office:value-type="float" office:value="38.315" calcext:value-type="float">
            <text:p>38.31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25 Jul 2018</text:p>
          </table:table-cell>
          <table:table-cell office:value-type="float" office:value="38.323" calcext:value-type="float">
            <text:p>38.32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26 Jul 2018</text:p>
          </table:table-cell>
          <table:table-cell office:value-type="float" office:value="38.512" calcext:value-type="float">
            <text:p>38.51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27 Jul 2018</text:p>
          </table:table-cell>
          <table:table-cell office:value-type="float" office:value="38.854" calcext:value-type="float">
            <text:p>38.85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28 Jul 2018</text:p>
          </table:table-cell>
          <table:table-cell office:value-type="float" office:value="38.852" calcext:value-type="float">
            <text:p>38.85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29 Jul 2018</text:p>
          </table:table-cell>
          <table:table-cell office:value-type="float" office:value="38.849" calcext:value-type="float">
            <text:p>38.84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30 Jul 2018</text:p>
          </table:table-cell>
          <table:table-cell office:value-type="float" office:value="39.036" calcext:value-type="float">
            <text:p>39.03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31 Jul 2018</text:p>
          </table:table-cell>
          <table:table-cell office:value-type="float" office:value="39.345" calcext:value-type="float">
            <text:p>39.34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01 Aug 2018</text:p>
          </table:table-cell>
          <table:table-cell office:value-type="float" office:value="39.368" calcext:value-type="float">
            <text:p>39.36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02 Aug 2018</text:p>
          </table:table-cell>
          <table:table-cell office:value-type="float" office:value="39.324" calcext:value-type="float">
            <text:p>39.32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03 Aug 2018</text:p>
          </table:table-cell>
          <table:table-cell office:value-type="float" office:value="39.603" calcext:value-type="float">
            <text:p>39.60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04 Aug 2018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05 Aug 2018</text:p>
          </table:table-cell>
          <table:table-cell office:value-type="float" office:value="39.598" calcext:value-type="float">
            <text:p>39.59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06 Aug 2018</text:p>
          </table:table-cell>
          <table:table-cell office:value-type="float" office:value="39.678" calcext:value-type="float">
            <text:p>39.67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07 Aug 2018</text:p>
          </table:table-cell>
          <table:table-cell office:value-type="float" office:value="39.588" calcext:value-type="float">
            <text:p>39.58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08 Aug 2018</text:p>
          </table:table-cell>
          <table:table-cell office:value-type="float" office:value="39.664" calcext:value-type="float">
            <text:p>39.66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09 Aug 2018</text:p>
          </table:table-cell>
          <table:table-cell office:value-type="float" office:value="39.647" calcext:value-type="float">
            <text:p>39.64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10 Aug 2018</text:p>
          </table:table-cell>
          <table:table-cell office:value-type="float" office:value="39.521" calcext:value-type="float">
            <text:p>39.52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11 Aug 2018</text:p>
          </table:table-cell>
          <table:table-cell office:value-type="float" office:value="39.519" calcext:value-type="float">
            <text:p>39.51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12 Aug 2018</text:p>
          </table:table-cell>
          <table:table-cell office:value-type="float" office:value="39.517" calcext:value-type="float">
            <text:p>39.51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13 Aug 2018</text:p>
          </table:table-cell>
          <table:table-cell office:value-type="float" office:value="39.204" calcext:value-type="float">
            <text:p>39.20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14 Aug 2018</text:p>
          </table:table-cell>
          <table:table-cell office:value-type="float" office:value="39.564" calcext:value-type="float">
            <text:p>39.56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15 Aug 2018</text:p>
          </table:table-cell>
          <table:table-cell office:value-type="float" office:value="39.562" calcext:value-type="float">
            <text:p>39.56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16 Aug 2018</text:p>
          </table:table-cell>
          <table:table-cell office:value-type="float" office:value="39.419" calcext:value-type="float">
            <text:p>39.41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17 Aug 2018</text:p>
          </table:table-cell>
          <table:table-cell office:value-type="float" office:value="39.672" calcext:value-type="float">
            <text:p>39.67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18 Aug 2018</text:p>
          </table:table-cell>
          <table:table-cell office:value-type="float" office:value="39.669" calcext:value-type="float">
            <text:p>39.6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19 Aug 2018</text:p>
          </table:table-cell>
          <table:table-cell office:value-type="float" office:value="39.667" calcext:value-type="float">
            <text:p>39.66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20 Aug 2018</text:p>
          </table:table-cell>
          <table:table-cell office:value-type="float" office:value="39.712" calcext:value-type="float">
            <text:p>39.71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21 Aug 2018</text:p>
          </table:table-cell>
          <table:table-cell office:value-type="float" office:value="39.728" calcext:value-type="float">
            <text:p>39.72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22 Aug 2018</text:p>
          </table:table-cell>
          <table:table-cell office:value-type="float" office:value="39.726" calcext:value-type="float">
            <text:p>39.72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23 Aug 2018</text:p>
          </table:table-cell>
          <table:table-cell office:value-type="float" office:value="39.612" calcext:value-type="float">
            <text:p>39.61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24 Aug 2018</text:p>
          </table:table-cell>
          <table:table-cell office:value-type="float" office:value="39.61" calcext:value-type="float">
            <text:p>39.6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25 Aug 2018</text:p>
          </table:table-cell>
          <table:table-cell office:value-type="float" office:value="39.607" calcext:value-type="float">
            <text:p>39.60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26 Aug 2018</text:p>
          </table:table-cell>
          <table:table-cell office:value-type="float" office:value="39.605" calcext:value-type="float">
            <text:p>39.60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27 Aug 2018</text:p>
          </table:table-cell>
          <table:table-cell office:value-type="float" office:value="40.02" calcext:value-type="float">
            <text:p>40.0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28 Aug 2018</text:p>
          </table:table-cell>
          <table:table-cell office:value-type="float" office:value="40.099" calcext:value-type="float">
            <text:p>40.09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29 Aug 2018</text:p>
          </table:table-cell>
          <table:table-cell office:value-type="float" office:value="40.198" calcext:value-type="float">
            <text:p>40.19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30 Aug 2018</text:p>
          </table:table-cell>
          <table:table-cell office:value-type="float" office:value="40.212" calcext:value-type="float">
            <text:p>40.2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31 Aug 2018</text:p>
          </table:table-cell>
          <table:table-cell office:value-type="float" office:value="40.186" calcext:value-type="float">
            <text:p>40.18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01 Sep 2018</text:p>
          </table:table-cell>
          <table:table-cell office:value-type="float" office:value="40.184" calcext:value-type="float">
            <text:p>40.18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02 Sep 2018</text:p>
          </table:table-cell>
          <table:table-cell office:value-type="float" office:value="40.181" calcext:value-type="float">
            <text:p>40.18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03 Sep 2018</text:p>
          </table:table-cell>
          <table:table-cell office:value-type="float" office:value="40.038" calcext:value-type="float">
            <text:p>40.03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04 Sep 2018</text:p>
          </table:table-cell>
          <table:table-cell office:value-type="float" office:value="39.32" calcext:value-type="float">
            <text:p>39.3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05 Sep 2018</text:p>
          </table:table-cell>
          <table:table-cell office:value-type="float" office:value="38.912" calcext:value-type="float">
            <text:p>38.91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06 Sep 2018</text:p>
          </table:table-cell>
          <table:table-cell office:value-type="float" office:value="39.156" calcext:value-type="float">
            <text:p>39.15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07 Sep 2018</text:p>
          </table:table-cell>
          <table:table-cell office:value-type="float" office:value="39.413" calcext:value-type="float">
            <text:p>39.41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08 Sep 2018</text:p>
          </table:table-cell>
          <table:table-cell office:value-type="float" office:value="39.411" calcext:value-type="float">
            <text:p>39.41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09 Sep 2018</text:p>
          </table:table-cell>
          <table:table-cell office:value-type="float" office:value="39.408" calcext:value-type="float">
            <text:p>39.40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10 Sep 2018</text:p>
          </table:table-cell>
          <table:table-cell office:value-type="float" office:value="38.895" calcext:value-type="float">
            <text:p>38.89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11 Sep 2018</text:p>
          </table:table-cell>
          <table:table-cell office:value-type="float" office:value="38.555" calcext:value-type="float">
            <text:p>38.55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12 Sep 2018</text:p>
          </table:table-cell>
          <table:table-cell office:value-type="float" office:value="38.608" calcext:value-type="float">
            <text:p>38.60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13 Sep 2018</text:p>
          </table:table-cell>
          <table:table-cell office:value-type="float" office:value="38.606" calcext:value-type="float">
            <text:p>38.60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14 Sep 2018</text:p>
          </table:table-cell>
          <table:table-cell office:value-type="float" office:value="39.114" calcext:value-type="float">
            <text:p>39.11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15 Sep 2018</text:p>
          </table:table-cell>
          <table:table-cell office:value-type="float" office:value="39.111" calcext:value-type="float">
            <text:p>39.11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16 Sep 2018</text:p>
          </table:table-cell>
          <table:table-cell office:value-type="float" office:value="39.109" calcext:value-type="float">
            <text:p>39.10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17 Sep 2018</text:p>
          </table:table-cell>
          <table:table-cell office:value-type="float" office:value="38.974" calcext:value-type="float">
            <text:p>38.97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18 Sep 2018</text:p>
          </table:table-cell>
          <table:table-cell office:value-type="float" office:value="38.545" calcext:value-type="float">
            <text:p>38.54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19 Sep 2018</text:p>
          </table:table-cell>
          <table:table-cell office:value-type="float" office:value="38.203" calcext:value-type="float">
            <text:p>38.20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20 Sep 2018</text:p>
          </table:table-cell>
          <table:table-cell office:value-type="float" office:value="38.201" calcext:value-type="float">
            <text:p>38.20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21 Sep 2018</text:p>
          </table:table-cell>
          <table:table-cell office:value-type="float" office:value="37.507" calcext:value-type="float">
            <text:p>37.50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22 Sep 2018</text:p>
          </table:table-cell>
          <table:table-cell office:value-type="float" office:value="37.505" calcext:value-type="float">
            <text:p>37.50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23 Sep 2018</text:p>
          </table:table-cell>
          <table:table-cell office:value-type="float" office:value="37.503" calcext:value-type="float">
            <text:p>37.50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24 Sep 2018</text:p>
          </table:table-cell>
          <table:table-cell office:value-type="float" office:value="36.69" calcext:value-type="float">
            <text:p>36.6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25 Sep 2018</text:p>
          </table:table-cell>
          <table:table-cell office:value-type="float" office:value="36.611" calcext:value-type="float">
            <text:p>36.61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26 Sep 2018</text:p>
          </table:table-cell>
          <table:table-cell office:value-type="float" office:value="36.824" calcext:value-type="float">
            <text:p>36.82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27 Sep 2018</text:p>
          </table:table-cell>
          <table:table-cell office:value-type="float" office:value="36.161" calcext:value-type="float">
            <text:p>36.16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28 Sep 2018</text:p>
          </table:table-cell>
          <table:table-cell office:value-type="float" office:value="35.589" calcext:value-type="float">
            <text:p>35.58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29 Sep 2018</text:p>
          </table:table-cell>
          <table:table-cell office:value-type="float" office:value="35.587" calcext:value-type="float">
            <text:p>35.58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30 Sep 2018</text:p>
          </table:table-cell>
          <table:table-cell office:value-type="float" office:value="35.585" calcext:value-type="float">
            <text:p>35.58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01 Oct 2018</text:p>
          </table:table-cell>
          <table:table-cell office:value-type="float" office:value="35.432" calcext:value-type="float">
            <text:p>35.43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02 Oct 2018</text:p>
          </table:table-cell>
          <table:table-cell office:value-type="float" office:value="35.43" calcext:value-type="float">
            <text:p>35.4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03 Oct 2018</text:p>
          </table:table-cell>
          <table:table-cell office:value-type="float" office:value="35.27" calcext:value-type="float">
            <text:p>35.2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04 Oct 2018</text:p>
          </table:table-cell>
          <table:table-cell office:value-type="float" office:value="34.72" calcext:value-type="float">
            <text:p>34.7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05 Oct 2018</text:p>
          </table:table-cell>
          <table:table-cell office:value-type="float" office:value="34.072" calcext:value-type="float">
            <text:p>34.07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06 Oct 2018</text:p>
          </table:table-cell>
          <table:table-cell office:value-type="float" office:value="34.07" calcext:value-type="float">
            <text:p>34.0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07 Oct 2018</text:p>
          </table:table-cell>
          <table:table-cell office:value-type="float" office:value="34.068" calcext:value-type="float">
            <text:p>34.06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08 Oct 2018</text:p>
          </table:table-cell>
          <table:table-cell office:value-type="float" office:value="33.652" calcext:value-type="float">
            <text:p>33.65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09 Oct 2018</text:p>
          </table:table-cell>
          <table:table-cell office:value-type="float" office:value="33.517" calcext:value-type="float">
            <text:p>33.5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10 Oct 2018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11 Oct 2018</text:p>
          </table:table-cell>
          <table:table-cell office:value-type="float" office:value="34.03" calcext:value-type="float">
            <text:p>34.0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12 Oct 2018</text:p>
          </table:table-cell>
          <table:table-cell office:value-type="float" office:value="34.688" calcext:value-type="float">
            <text:p>34.68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13 Oct 2018</text:p>
          </table:table-cell>
          <table:table-cell office:value-type="float" office:value="34.686" calcext:value-type="float">
            <text:p>34.68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14 Oct 2018</text:p>
          </table:table-cell>
          <table:table-cell office:value-type="float" office:value="34.684" calcext:value-type="float">
            <text:p>34.68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15 Oct 2018</text:p>
          </table:table-cell>
          <table:table-cell office:value-type="float" office:value="34.913" calcext:value-type="float">
            <text:p>34.91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16 Oct 2018</text:p>
          </table:table-cell>
          <table:table-cell office:value-type="float" office:value="35.482" calcext:value-type="float">
            <text:p>35.48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17 Oct 2018</text:p>
          </table:table-cell>
          <table:table-cell office:value-type="float" office:value="34.874" calcext:value-type="float">
            <text:p>34.87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18 Oct 2018</text:p>
          </table:table-cell>
          <table:table-cell office:value-type="float" office:value="34.872" calcext:value-type="float">
            <text:p>34.87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19 Oct 2018</text:p>
          </table:table-cell>
          <table:table-cell office:value-type="float" office:value="34.416" calcext:value-type="float">
            <text:p>34.4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20 Oct 2018</text:p>
          </table:table-cell>
          <table:table-cell office:value-type="float" office:value="34.414" calcext:value-type="float">
            <text:p>34.41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21 Oct 2018</text:p>
          </table:table-cell>
          <table:table-cell office:value-type="float" office:value="34.412" calcext:value-type="float">
            <text:p>34.41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22 Oct 2018</text:p>
          </table:table-cell>
          <table:table-cell office:value-type="float" office:value="33.862" calcext:value-type="float">
            <text:p>33.86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23 Oct 2018</text:p>
          </table:table-cell>
          <table:table-cell office:value-type="float" office:value="33.524" calcext:value-type="float">
            <text:p>33.52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24 Oct 2018</text:p>
          </table:table-cell>
          <table:table-cell office:value-type="float" office:value="33.932" calcext:value-type="float">
            <text:p>33.93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25 Oct 2018</text:p>
          </table:table-cell>
          <table:table-cell office:value-type="float" office:value="33.776" calcext:value-type="float">
            <text:p>33.77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26 Oct 2018</text:p>
          </table:table-cell>
          <table:table-cell office:value-type="float" office:value="33.724" calcext:value-type="float">
            <text:p>33.72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27 Oct 2018</text:p>
          </table:table-cell>
          <table:table-cell office:value-type="float" office:value="33.722" calcext:value-type="float">
            <text:p>33.72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28 Oct 2018</text:p>
          </table:table-cell>
          <table:table-cell office:value-type="float" office:value="33.72" calcext:value-type="float">
            <text:p>33.7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29 Oct 2018</text:p>
          </table:table-cell>
          <table:table-cell office:value-type="float" office:value="34.237" calcext:value-type="float">
            <text:p>34.23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30 Oct 2018</text:p>
          </table:table-cell>
          <table:table-cell office:value-type="float" office:value="34.565" calcext:value-type="float">
            <text:p>34.56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31 Oct 2018</text:p>
          </table:table-cell>
          <table:table-cell office:value-type="float" office:value="34.968" calcext:value-type="float">
            <text:p>34.96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01 Nov 2018</text:p>
          </table:table-cell>
          <table:table-cell office:value-type="float" office:value="35.269" calcext:value-type="float">
            <text:p>35.26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02 Nov 2018</text:p>
          </table:table-cell>
          <table:table-cell office:value-type="float" office:value="35.595" calcext:value-type="float">
            <text:p>35.59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03 Nov 2018</text:p>
          </table:table-cell>
          <table:table-cell office:value-type="float" office:value="35.593" calcext:value-type="float">
            <text:p>35.59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04 Nov 2018</text:p>
          </table:table-cell>
          <table:table-cell office:value-type="float" office:value="35.591" calcext:value-type="float">
            <text:p>35.59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05 Nov 2018</text:p>
          </table:table-cell>
          <table:table-cell office:value-type="float" office:value="35.642" calcext:value-type="float">
            <text:p>35.64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06 Nov 2018</text:p>
          </table:table-cell>
          <table:table-cell office:value-type="float" office:value="35.498" calcext:value-type="float">
            <text:p>35.49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07 Nov 2018</text:p>
          </table:table-cell>
          <table:table-cell office:value-type="float" office:value="35.766" calcext:value-type="float">
            <text:p>35.76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08 Nov 2018</text:p>
          </table:table-cell>
          <table:table-cell office:value-type="float" office:value="35.764" calcext:value-type="float">
            <text:p>35.76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09 Nov 2018</text:p>
          </table:table-cell>
          <table:table-cell office:value-type="float" office:value="35.93" calcext:value-type="float">
            <text:p>35.9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10 Nov 2018</text:p>
          </table:table-cell>
          <table:table-cell office:value-type="float" office:value="35.928" calcext:value-type="float">
            <text:p>35.92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11 Nov 2018</text:p>
          </table:table-cell>
          <table:table-cell office:value-type="float" office:value="35.926" calcext:value-type="float">
            <text:p>35.92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12 Nov 2018</text:p>
          </table:table-cell>
          <table:table-cell office:value-type="float" office:value="35.656" calcext:value-type="float">
            <text:p>35.65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13 Nov 2018</text:p>
          </table:table-cell>
          <table:table-cell office:value-type="float" office:value="35.732" calcext:value-type="float">
            <text:p>35.73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14 Nov 2018</text:p>
          </table:table-cell>
          <table:table-cell office:value-type="float" office:value="35.832" calcext:value-type="float">
            <text:p>35.83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15 Nov 2018</text:p>
          </table:table-cell>
          <table:table-cell office:value-type="float" office:value="35.993" calcext:value-type="float">
            <text:p>35.99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16 Nov 2018</text:p>
          </table:table-cell>
          <table:table-cell office:value-type="float" office:value="36.059" calcext:value-type="float">
            <text:p>36.05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17 Nov 2018</text:p>
          </table:table-cell>
          <table:table-cell office:value-type="float" office:value="36.057" calcext:value-type="float">
            <text:p>36.05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18 Nov 2018</text:p>
          </table:table-cell>
          <table:table-cell office:value-type="float" office:value="36.055" calcext:value-type="float">
            <text:p>36.05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19 Nov 2018</text:p>
          </table:table-cell>
          <table:table-cell office:value-type="float" office:value="36.122" calcext:value-type="float">
            <text:p>36.12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20 Nov 2018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21 Nov 2018</text:p>
          </table:table-cell>
          <table:table-cell office:value-type="float" office:value="35.935" calcext:value-type="float">
            <text:p>35.93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22 Nov 2018</text:p>
          </table:table-cell>
          <table:table-cell office:value-type="float" office:value="35.766" calcext:value-type="float">
            <text:p>35.76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23 Nov 2018</text:p>
          </table:table-cell>
          <table:table-cell office:value-type="float" office:value="35.765" calcext:value-type="float">
            <text:p>35.76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24 Nov 2018</text:p>
          </table:table-cell>
          <table:table-cell office:value-type="float" office:value="35.763" calcext:value-type="float">
            <text:p>35.76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25 Nov 2018</text:p>
          </table:table-cell>
          <table:table-cell office:value-type="float" office:value="35.761" calcext:value-type="float">
            <text:p>35.76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26 Nov 2018</text:p>
          </table:table-cell>
          <table:table-cell office:value-type="float" office:value="35.816" calcext:value-type="float">
            <text:p>35.8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27 Nov 2018</text:p>
          </table:table-cell>
          <table:table-cell office:value-type="float" office:value="36.02" calcext:value-type="float">
            <text:p>36.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28 Nov 2018</text:p>
          </table:table-cell>
          <table:table-cell office:value-type="float" office:value="35.828" calcext:value-type="float">
            <text:p>35.82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29 Nov 2018</text:p>
          </table:table-cell>
          <table:table-cell office:value-type="float" office:value="35.963" calcext:value-type="float">
            <text:p>35.96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30 Nov 2018</text:p>
          </table:table-cell>
          <table:table-cell office:value-type="float" office:value="36.093" calcext:value-type="float">
            <text:p>36.09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01 Dec 2018</text:p>
          </table:table-cell>
          <table:table-cell office:value-type="float" office:value="36.092" calcext:value-type="float">
            <text:p>36.09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02 Dec 2018</text:p>
          </table:table-cell>
          <table:table-cell office:value-type="float" office:value="36.09" calcext:value-type="float">
            <text:p>36.0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03 Dec 2018</text:p>
          </table:table-cell>
          <table:table-cell office:value-type="float" office:value="36.287" calcext:value-type="float">
            <text:p>36.28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04 Dec 2018</text:p>
          </table:table-cell>
          <table:table-cell office:value-type="float" office:value="36.425" calcext:value-type="float">
            <text:p>36.42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05 Dec 2018</text:p>
          </table:table-cell>
          <table:table-cell office:value-type="float" office:value="36.155" calcext:value-type="float">
            <text:p>36.15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06 Dec 2018</text:p>
          </table:table-cell>
          <table:table-cell office:value-type="float" office:value="35.723" calcext:value-type="float">
            <text:p>35.72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07 Dec 2018</text:p>
          </table:table-cell>
          <table:table-cell office:value-type="float" office:value="35.712" calcext:value-type="float">
            <text:p>35.7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08 Dec 2018</text:p>
          </table:table-cell>
          <table:table-cell office:value-type="float" office:value="35.71" calcext:value-type="float">
            <text:p>35.7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09 Dec 2018</text:p>
          </table:table-cell>
          <table:table-cell office:value-type="float" office:value="35.709" calcext:value-type="float">
            <text:p>35.70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10 Dec 2018</text:p>
          </table:table-cell>
          <table:table-cell office:value-type="float" office:value="35.173" calcext:value-type="float">
            <text:p>35.17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11 Dec 2018</text:p>
          </table:table-cell>
          <table:table-cell office:value-type="float" office:value="35.505" calcext:value-type="float">
            <text:p>35.50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12 Dec 2018</text:p>
          </table:table-cell>
          <table:table-cell office:value-type="float" office:value="36.324" calcext:value-type="float">
            <text:p>36.32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13 Dec 2018</text:p>
          </table:table-cell>
          <table:table-cell office:value-type="float" office:value="36.66" calcext:value-type="float">
            <text:p>36.6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14 Dec 2018</text:p>
          </table:table-cell>
          <table:table-cell office:value-type="float" office:value="36.802" calcext:value-type="float">
            <text:p>36.80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15 Dec 2018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16 Dec 2018</text:p>
          </table:table-cell>
          <table:table-cell office:value-type="float" office:value="36.798" calcext:value-type="float">
            <text:p>36.79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17 Dec 2018</text:p>
          </table:table-cell>
          <table:table-cell office:value-type="float" office:value="36.921" calcext:value-type="float">
            <text:p>36.92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18 Dec 2018</text:p>
          </table:table-cell>
          <table:table-cell office:value-type="float" office:value="37.003" calcext:value-type="float">
            <text:p>37.00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19 Dec 2018</text:p>
          </table:table-cell>
          <table:table-cell office:value-type="float" office:value="37.352" calcext:value-type="float">
            <text:p>37.35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20 Dec 2018</text:p>
          </table:table-cell>
          <table:table-cell office:value-type="float" office:value="37.336" calcext:value-type="float">
            <text:p>37.33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21 Dec 2018</text:p>
          </table:table-cell>
          <table:table-cell office:value-type="float" office:value="36.954" calcext:value-type="float">
            <text:p>36.95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22 Dec 2018</text:p>
          </table:table-cell>
          <table:table-cell office:value-type="float" office:value="36.952" calcext:value-type="float">
            <text:p>36.95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23 Dec 2018</text:p>
          </table:table-cell>
          <table:table-cell office:value-type="float" office:value="36.95" calcext:value-type="float">
            <text:p>36.9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24 Dec 2018</text:p>
          </table:table-cell>
          <table:table-cell office:value-type="float" office:value="36.665" calcext:value-type="float">
            <text:p>36.66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25 Dec 2018</text:p>
          </table:table-cell>
          <table:table-cell office:value-type="float" office:value="36.663" calcext:value-type="float">
            <text:p>36.66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26 Dec 2018</text:p>
          </table:table-cell>
          <table:table-cell office:value-type="float" office:value="36.56" calcext:value-type="float">
            <text:p>36.5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27 Dec 2018</text:p>
          </table:table-cell>
          <table:table-cell office:value-type="float" office:value="36.744" calcext:value-type="float">
            <text:p>36.74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28 Dec 2018</text:p>
          </table:table-cell>
          <table:table-cell office:value-type="float" office:value="36.888" calcext:value-type="float">
            <text:p>36.88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29 Dec 2018</text:p>
          </table:table-cell>
          <table:table-cell office:value-type="float" office:value="36.886" calcext:value-type="float">
            <text:p>36.88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30 Dec 2018</text:p>
          </table:table-cell>
          <table:table-cell office:value-type="float" office:value="36.884" calcext:value-type="float">
            <text:p>36.88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31 Dec 2018</text:p>
          </table:table-cell>
          <table:table-cell office:value-type="float" office:value="37.167" calcext:value-type="float">
            <text:p>37.16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01 Jan 2019</text:p>
          </table:table-cell>
          <table:table-cell office:value-type="float" office:value="37.145" calcext:value-type="float">
            <text:p>37.14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02 Jan 2019</text:p>
          </table:table-cell>
          <table:table-cell office:value-type="float" office:value="36.972" calcext:value-type="float">
            <text:p>36.97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03 Jan 2019</text:p>
          </table:table-cell>
          <table:table-cell office:value-type="float" office:value="36.726" calcext:value-type="float">
            <text:p>36.72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04 Jan 2019</text:p>
          </table:table-cell>
          <table:table-cell office:value-type="float" office:value="36.823" calcext:value-type="float">
            <text:p>36.82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05 Jan 2019</text:p>
          </table:table-cell>
          <table:table-cell office:value-type="float" office:value="36.821" calcext:value-type="float">
            <text:p>36.82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06 Jan 2019</text:p>
          </table:table-cell>
          <table:table-cell office:value-type="float" office:value="36.819" calcext:value-type="float">
            <text:p>36.81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07 Jan 2019</text:p>
          </table:table-cell>
          <table:table-cell office:value-type="float" office:value="36.798" calcext:value-type="float">
            <text:p>36.79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08 Jan 2019</text:p>
          </table:table-cell>
          <table:table-cell office:value-type="float" office:value="36.739" calcext:value-type="float">
            <text:p>36.73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09 Jan 2019</text:p>
          </table:table-cell>
          <table:table-cell office:value-type="float" office:value="36.737" calcext:value-type="float">
            <text:p>36.73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10 Jan 2019</text:p>
          </table:table-cell>
          <table:table-cell office:value-type="float" office:value="36.888" calcext:value-type="float">
            <text:p>36.88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11 Jan 2019</text:p>
          </table:table-cell>
          <table:table-cell office:value-type="float" office:value="36.86" calcext:value-type="float">
            <text:p>36.8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12 Jan 2019</text:p>
          </table:table-cell>
          <table:table-cell office:value-type="float" office:value="36.858" calcext:value-type="float">
            <text:p>36.85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13 Jan 2019</text:p>
          </table:table-cell>
          <table:table-cell office:value-type="float" office:value="36.856" calcext:value-type="float">
            <text:p>36.85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14 Jan 2019</text:p>
          </table:table-cell>
          <table:table-cell office:value-type="float" office:value="36.717" calcext:value-type="float">
            <text:p>36.71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15 Jan 2019</text:p>
          </table:table-cell>
          <table:table-cell office:value-type="float" office:value="36.86" calcext:value-type="float">
            <text:p>36.8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16 Jan 2019</text:p>
          </table:table-cell>
          <table:table-cell office:value-type="float" office:value="36.953" calcext:value-type="float">
            <text:p>36.95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17 Jan 2019</text:p>
          </table:table-cell>
          <table:table-cell office:value-type="float" office:value="36.875" calcext:value-type="float">
            <text:p>36.87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18 Jan 2019</text:p>
          </table:table-cell>
          <table:table-cell office:value-type="float" office:value="36.806" calcext:value-type="float">
            <text:p>36.80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19 Jan 2019</text:p>
          </table:table-cell>
          <table:table-cell office:value-type="float" office:value="36.804" calcext:value-type="float">
            <text:p>36.80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20 Jan 2019</text:p>
          </table:table-cell>
          <table:table-cell office:value-type="float" office:value="36.803" calcext:value-type="float">
            <text:p>36.80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21 Jan 2019</text:p>
          </table:table-cell>
          <table:table-cell office:value-type="float" office:value="36.517" calcext:value-type="float">
            <text:p>36.51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22 Jan 2019</text:p>
          </table:table-cell>
          <table:table-cell office:value-type="float" office:value="36.407" calcext:value-type="float">
            <text:p>36.40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23 Jan 2019</text:p>
          </table:table-cell>
          <table:table-cell office:value-type="float" office:value="36.372" calcext:value-type="float">
            <text:p>36.37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24 Jan 2019</text:p>
          </table:table-cell>
          <table:table-cell office:value-type="float" office:value="36.297" calcext:value-type="float">
            <text:p>36.29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25 Jan 2019</text:p>
          </table:table-cell>
          <table:table-cell office:value-type="float" office:value="35.953" calcext:value-type="float">
            <text:p>35.95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26 Jan 2019</text:p>
          </table:table-cell>
          <table:table-cell office:value-type="float" office:value="35.951" calcext:value-type="float">
            <text:p>35.95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27 Jan 2019</text:p>
          </table:table-cell>
          <table:table-cell office:value-type="float" office:value="35.949" calcext:value-type="float">
            <text:p>35.94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28 Jan 2019</text:p>
          </table:table-cell>
          <table:table-cell office:value-type="float" office:value="35.38" calcext:value-type="float">
            <text:p>35.3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29 Jan 2019</text:p>
          </table:table-cell>
          <table:table-cell office:value-type="float" office:value="35.523" calcext:value-type="float">
            <text:p>35.52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30 Jan 2019</text:p>
          </table:table-cell>
          <table:table-cell office:value-type="float" office:value="35.649" calcext:value-type="float">
            <text:p>35.64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31 Jan 2019</text:p>
          </table:table-cell>
          <table:table-cell office:value-type="float" office:value="35.688" calcext:value-type="float">
            <text:p>35.68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01 Feb 2019</text:p>
          </table:table-cell>
          <table:table-cell office:value-type="float" office:value="35.852" calcext:value-type="float">
            <text:p>35.85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02 Feb 2019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03 Feb 2019</text:p>
          </table:table-cell>
          <table:table-cell office:value-type="float" office:value="35.848" calcext:value-type="float">
            <text:p>35.84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04 Feb 2019</text:p>
          </table:table-cell>
          <table:table-cell office:value-type="float" office:value="35.744" calcext:value-type="float">
            <text:p>35.74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05 Feb 2019</text:p>
          </table:table-cell>
          <table:table-cell office:value-type="float" office:value="35.547" calcext:value-type="float">
            <text:p>35.54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06 Feb 2019</text:p>
          </table:table-cell>
          <table:table-cell office:value-type="float" office:value="35.616" calcext:value-type="float">
            <text:p>35.61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07 Feb 2019</text:p>
          </table:table-cell>
          <table:table-cell office:value-type="float" office:value="35.764" calcext:value-type="float">
            <text:p>35.76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08 Feb 2019</text:p>
          </table:table-cell>
          <table:table-cell office:value-type="float" office:value="35.337" calcext:value-type="float">
            <text:p>35.33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09 Feb 2019</text:p>
          </table:table-cell>
          <table:table-cell office:value-type="float" office:value="35.335" calcext:value-type="float">
            <text:p>35.33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10 Feb 2019</text:p>
          </table:table-cell>
          <table:table-cell office:value-type="float" office:value="35.333" calcext:value-type="float">
            <text:p>35.33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11 Feb 2019</text:p>
          </table:table-cell>
          <table:table-cell office:value-type="float" office:value="34.859" calcext:value-type="float">
            <text:p>34.85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12 Feb 2019</text:p>
          </table:table-cell>
          <table:table-cell office:value-type="float" office:value="34.889" calcext:value-type="float">
            <text:p>34.88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13 Feb 2019</text:p>
          </table:table-cell>
          <table:table-cell office:value-type="float" office:value="34.804" calcext:value-type="float">
            <text:p>34.80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14 Feb 2019</text:p>
          </table:table-cell>
          <table:table-cell office:value-type="float" office:value="34.885" calcext:value-type="float">
            <text:p>34.88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15 Feb 2019</text:p>
          </table:table-cell>
          <table:table-cell office:value-type="float" office:value="34.745" calcext:value-type="float">
            <text:p>34.74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16 Feb 2019</text:p>
          </table:table-cell>
          <table:table-cell office:value-type="float" office:value="34.743" calcext:value-type="float">
            <text:p>34.74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17 Feb 2019</text:p>
          </table:table-cell>
          <table:table-cell office:value-type="float" office:value="34.741" calcext:value-type="float">
            <text:p>34.74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18 Feb 2019</text:p>
          </table:table-cell>
          <table:table-cell office:value-type="float" office:value="34.482" calcext:value-type="float">
            <text:p>34.48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19 Feb 2019</text:p>
          </table:table-cell>
          <table:table-cell office:value-type="float" office:value="34.565" calcext:value-type="float">
            <text:p>34.56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20 Feb 2019</text:p>
          </table:table-cell>
          <table:table-cell office:value-type="float" office:value="34.852" calcext:value-type="float">
            <text:p>34.85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21 Feb 2019</text:p>
          </table:table-cell>
          <table:table-cell office:value-type="float" office:value="35.08" calcext:value-type="float">
            <text:p>35.0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22 Feb 2019</text:p>
          </table:table-cell>
          <table:table-cell office:value-type="float" office:value="35.135" calcext:value-type="float">
            <text:p>35.13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23 Feb 2019</text:p>
          </table:table-cell>
          <table:table-cell office:value-type="float" office:value="35.133" calcext:value-type="float">
            <text:p>35.13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24 Feb 2019</text:p>
          </table:table-cell>
          <table:table-cell office:value-type="float" office:value="35.131" calcext:value-type="float">
            <text:p>35.13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25 Feb 2019</text:p>
          </table:table-cell>
          <table:table-cell office:value-type="float" office:value="35.532" calcext:value-type="float">
            <text:p>35.53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26 Feb 2019</text:p>
          </table:table-cell>
          <table:table-cell office:value-type="float" office:value="35.545" calcext:value-type="float">
            <text:p>35.54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27 Feb 2019</text:p>
          </table:table-cell>
          <table:table-cell office:value-type="float" office:value="35.71" calcext:value-type="float">
            <text:p>35.7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28 Feb 2019</text:p>
          </table:table-cell>
          <table:table-cell office:value-type="float" office:value="35.965" calcext:value-type="float">
            <text:p>35.96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01 Mar 2019</text:p>
          </table:table-cell>
          <table:table-cell office:value-type="float" office:value="36.369" calcext:value-type="float">
            <text:p>36.36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02 Mar 2019</text:p>
          </table:table-cell>
          <table:table-cell office:value-type="float" office:value="36.368" calcext:value-type="float">
            <text:p>36.36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03 Mar 2019</text:p>
          </table:table-cell>
          <table:table-cell office:value-type="float" office:value="36.366" calcext:value-type="float">
            <text:p>36.36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04 Mar 2019</text:p>
          </table:table-cell>
          <table:table-cell office:value-type="float" office:value="36.364" calcext:value-type="float">
            <text:p>36.36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05 Mar 2019</text:p>
          </table:table-cell>
          <table:table-cell office:value-type="float" office:value="37.266" calcext:value-type="float">
            <text:p>37.26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06 Mar 2019</text:p>
          </table:table-cell>
          <table:table-cell office:value-type="float" office:value="37.449" calcext:value-type="float">
            <text:p>37.44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7 Mar 2019</text:p>
          </table:table-cell>
          <table:table-cell office:value-type="float" office:value="37.367" calcext:value-type="float">
            <text:p>37.36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08 Mar 2019</text:p>
          </table:table-cell>
          <table:table-cell office:value-type="float" office:value="37.359" calcext:value-type="float">
            <text:p>37.35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09 Mar 2019</text:p>
          </table:table-cell>
          <table:table-cell office:value-type="float" office:value="37.357" calcext:value-type="float">
            <text:p>37.35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10 Mar 2019</text:p>
          </table:table-cell>
          <table:table-cell office:value-type="float" office:value="37.355" calcext:value-type="float">
            <text:p>37.35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11 Mar 2019</text:p>
          </table:table-cell>
          <table:table-cell office:value-type="float" office:value="38.029" calcext:value-type="float">
            <text:p>38.02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12 Mar 2019</text:p>
          </table:table-cell>
          <table:table-cell office:value-type="float" office:value="38.187" calcext:value-type="float">
            <text:p>38.18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13 Mar 2019</text:p>
          </table:table-cell>
          <table:table-cell office:value-type="float" office:value="38.17" calcext:value-type="float">
            <text:p>38.1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14 Mar 2019</text:p>
          </table:table-cell>
          <table:table-cell office:value-type="float" office:value="38.072" calcext:value-type="float">
            <text:p>38.07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15 Mar 2019</text:p>
          </table:table-cell>
          <table:table-cell office:value-type="float" office:value="38.172" calcext:value-type="float">
            <text:p>38.17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16 Mar 2019</text:p>
          </table:table-cell>
          <table:table-cell office:value-type="float" office:value="38.17" calcext:value-type="float">
            <text:p>38.1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17 Mar 2019</text:p>
          </table:table-cell>
          <table:table-cell office:value-type="float" office:value="38.168" calcext:value-type="float">
            <text:p>38.16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18 Mar 2019</text:p>
          </table:table-cell>
          <table:table-cell office:value-type="float" office:value="38.032" calcext:value-type="float">
            <text:p>38.03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19 Mar 2019</text:p>
          </table:table-cell>
          <table:table-cell office:value-type="float" office:value="38.181" calcext:value-type="float">
            <text:p>38.18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20 Mar 2019</text:p>
          </table:table-cell>
          <table:table-cell office:value-type="float" office:value="38.024" calcext:value-type="float">
            <text:p>38.02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21 Mar 2019</text:p>
          </table:table-cell>
          <table:table-cell office:value-type="float" office:value="38.022" calcext:value-type="float">
            <text:p>38.02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22 Mar 2019</text:p>
          </table:table-cell>
          <table:table-cell office:value-type="float" office:value="37.931" calcext:value-type="float">
            <text:p>37.93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23 Mar 2019</text:p>
          </table:table-cell>
          <table:table-cell office:value-type="float" office:value="37.929" calcext:value-type="float">
            <text:p>37.92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24 Mar 2019</text:p>
          </table:table-cell>
          <table:table-cell office:value-type="float" office:value="37.927" calcext:value-type="float">
            <text:p>37.92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25 Mar 2019</text:p>
          </table:table-cell>
          <table:table-cell office:value-type="float" office:value="37.679" calcext:value-type="float">
            <text:p>37.67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26 Mar 2019</text:p>
          </table:table-cell>
          <table:table-cell office:value-type="float" office:value="37.954" calcext:value-type="float">
            <text:p>37.95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27 Mar 2019</text:p>
          </table:table-cell>
          <table:table-cell office:value-type="float" office:value="38.273" calcext:value-type="float">
            <text:p>38.27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28 Mar 2019</text:p>
          </table:table-cell>
          <table:table-cell office:value-type="float" office:value="38.502" calcext:value-type="float">
            <text:p>38.50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29 Mar 2019</text:p>
          </table:table-cell>
          <table:table-cell office:value-type="float" office:value="38.903" calcext:value-type="float">
            <text:p>38.90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30 Mar 2019</text:p>
          </table:table-cell>
          <table:table-cell office:value-type="float" office:value="38.901" calcext:value-type="float">
            <text:p>38.90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31 Mar 2019</text:p>
          </table:table-cell>
          <table:table-cell office:value-type="float" office:value="38.899" calcext:value-type="float">
            <text:p>38.89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01 Apr 2019</text:p>
          </table:table-cell>
          <table:table-cell office:value-type="float" office:value="38.908" calcext:value-type="float">
            <text:p>38.90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02 Apr 2019</text:p>
          </table:table-cell>
          <table:table-cell office:value-type="float" office:value="38.934" calcext:value-type="float">
            <text:p>38.93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03 Apr 2019</text:p>
          </table:table-cell>
          <table:table-cell office:value-type="float" office:value="38.633" calcext:value-type="float">
            <text:p>38.63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04 Apr 2019</text:p>
          </table:table-cell>
          <table:table-cell office:value-type="float" office:value="38.629" calcext:value-type="float">
            <text:p>38.62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05 Apr 2019</text:p>
          </table:table-cell>
          <table:table-cell office:value-type="float" office:value="38.847" calcext:value-type="float">
            <text:p>38.84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06 Apr 2019</text:p>
          </table:table-cell>
          <table:table-cell office:value-type="float" office:value="38.845" calcext:value-type="float">
            <text:p>38.84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07 Apr 2019</text:p>
          </table:table-cell>
          <table:table-cell office:value-type="float" office:value="38.844" calcext:value-type="float">
            <text:p>38.84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08 Apr 2019</text:p>
          </table:table-cell>
          <table:table-cell office:value-type="float" office:value="38.594" calcext:value-type="float">
            <text:p>38.59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09 Apr 2019</text:p>
          </table:table-cell>
          <table:table-cell office:value-type="float" office:value="38.519" calcext:value-type="float">
            <text:p>38.51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10 Apr 2019</text:p>
          </table:table-cell>
          <table:table-cell office:value-type="float" office:value="38.55" calcext:value-type="float">
            <text:p>38.5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11 Apr 2019</text:p>
          </table:table-cell>
          <table:table-cell office:value-type="float" office:value="38.507" calcext:value-type="float">
            <text:p>38.50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12 Apr 2019</text:p>
          </table:table-cell>
          <table:table-cell office:value-type="float" office:value="38.641" calcext:value-type="float">
            <text:p>38.64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13 Apr 2019</text:p>
          </table:table-cell>
          <table:table-cell office:value-type="float" office:value="38.639" calcext:value-type="float">
            <text:p>38.63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14 Apr 2019</text:p>
          </table:table-cell>
          <table:table-cell office:value-type="float" office:value="38.637" calcext:value-type="float">
            <text:p>38.63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15 Apr 2019</text:p>
          </table:table-cell>
          <table:table-cell office:value-type="float" office:value="38.915" calcext:value-type="float">
            <text:p>38.91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16 Apr 2019</text:p>
          </table:table-cell>
          <table:table-cell office:value-type="float" office:value="39.197" calcext:value-type="float">
            <text:p>39.19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17 Apr 2019</text:p>
          </table:table-cell>
          <table:table-cell office:value-type="float" office:value="39.195" calcext:value-type="float">
            <text:p>39.19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18 Apr 2019</text:p>
          </table:table-cell>
          <table:table-cell office:value-type="float" office:value="38.924" calcext:value-type="float">
            <text:p>38.92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19 Apr 2019</text:p>
          </table:table-cell>
          <table:table-cell office:value-type="float" office:value="38.922" calcext:value-type="float">
            <text:p>38.92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20 Apr 2019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21 Apr 2019</text:p>
          </table:table-cell>
          <table:table-cell office:value-type="float" office:value="38.918" calcext:value-type="float">
            <text:p>38.91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22 Apr 2019</text:p>
          </table:table-cell>
          <table:table-cell office:value-type="float" office:value="38.427" calcext:value-type="float">
            <text:p>38.42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23 Apr 2019</text:p>
          </table:table-cell>
          <table:table-cell office:value-type="float" office:value="38.431" calcext:value-type="float">
            <text:p>38.43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24 Apr 2019</text:p>
          </table:table-cell>
          <table:table-cell office:value-type="float" office:value="38.479" calcext:value-type="float">
            <text:p>38.47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25 Apr 2019</text:p>
          </table:table-cell>
          <table:table-cell office:value-type="float" office:value="38.472" calcext:value-type="float">
            <text:p>38.47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26 Apr 2019</text:p>
          </table:table-cell>
          <table:table-cell office:value-type="float" office:value="38.421" calcext:value-type="float">
            <text:p>38.42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27 Apr 2019</text:p>
          </table:table-cell>
          <table:table-cell office:value-type="float" office:value="38.419" calcext:value-type="float">
            <text:p>38.41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28 Apr 2019</text:p>
          </table:table-cell>
          <table:table-cell office:value-type="float" office:value="38.417" calcext:value-type="float">
            <text:p>38.41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29 Apr 2019</text:p>
          </table:table-cell>
          <table:table-cell office:value-type="float" office:value="38.414" calcext:value-type="float">
            <text:p>38.41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30 Apr 2019</text:p>
          </table:table-cell>
          <table:table-cell office:value-type="float" office:value="38.119" calcext:value-type="float">
            <text:p>38.11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01 May 2019</text:p>
          </table:table-cell>
          <table:table-cell office:value-type="float" office:value="38.117" calcext:value-type="float">
            <text:p>38.11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02 May 2019</text:p>
          </table:table-cell>
          <table:table-cell office:value-type="float" office:value="37.898" calcext:value-type="float">
            <text:p>37.89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03 May 2019</text:p>
          </table:table-cell>
          <table:table-cell office:value-type="float" office:value="37.834" calcext:value-type="float">
            <text:p>37.83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04 May 2019</text:p>
          </table:table-cell>
          <table:table-cell office:value-type="float" office:value="37.832" calcext:value-type="float">
            <text:p>37.83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05 May 2019</text:p>
          </table:table-cell>
          <table:table-cell office:value-type="float" office:value="37.83" calcext:value-type="float">
            <text:p>37.8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06 May 2019</text:p>
          </table:table-cell>
          <table:table-cell office:value-type="float" office:value="37.444" calcext:value-type="float">
            <text:p>37.44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07 May 2019</text:p>
          </table:table-cell>
          <table:table-cell office:value-type="float" office:value="37.097" calcext:value-type="float">
            <text:p>37.09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08 May 2019</text:p>
          </table:table-cell>
          <table:table-cell office:value-type="float" office:value="36.871" calcext:value-type="float">
            <text:p>36.87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09 May 2019</text:p>
          </table:table-cell>
          <table:table-cell office:value-type="float" office:value="36.655" calcext:value-type="float">
            <text:p>36.65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10 May 2019</text:p>
          </table:table-cell>
          <table:table-cell office:value-type="float" office:value="36.757" calcext:value-type="float">
            <text:p>36.75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11 May 2019</text:p>
          </table:table-cell>
          <table:table-cell office:value-type="float" office:value="36.756" calcext:value-type="float">
            <text:p>36.75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12 May 2019</text:p>
          </table:table-cell>
          <table:table-cell office:value-type="float" office:value="36.754" calcext:value-type="float">
            <text:p>36.75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13 May 2019</text:p>
          </table:table-cell>
          <table:table-cell office:value-type="float" office:value="36.358" calcext:value-type="float">
            <text:p>36.35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14 May 2019</text:p>
          </table:table-cell>
          <table:table-cell office:value-type="float" office:value="36.43" calcext:value-type="float">
            <text:p>36.4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15 May 2019</text:p>
          </table:table-cell>
          <table:table-cell office:value-type="float" office:value="36.483" calcext:value-type="float">
            <text:p>36.48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16 May 2019</text:p>
          </table:table-cell>
          <table:table-cell office:value-type="float" office:value="36.579" calcext:value-type="float">
            <text:p>36.57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17 May 2019</text:p>
          </table:table-cell>
          <table:table-cell office:value-type="float" office:value="36.792" calcext:value-type="float">
            <text:p>36.79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18 May 2019</text:p>
          </table:table-cell>
          <table:table-cell office:value-type="float" office:value="36.79" calcext:value-type="float">
            <text:p>36.7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19 May 2019</text:p>
          </table:table-cell>
          <table:table-cell office:value-type="float" office:value="36.788" calcext:value-type="float">
            <text:p>36.78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20 May 2019</text:p>
          </table:table-cell>
          <table:table-cell office:value-type="float" office:value="38.094" calcext:value-type="float">
            <text:p>38.09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21 May 2019</text:p>
          </table:table-cell>
          <table:table-cell office:value-type="float" office:value="37.857" calcext:value-type="float">
            <text:p>37.85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22 May 2019</text:p>
          </table:table-cell>
          <table:table-cell office:value-type="float" office:value="37.844" calcext:value-type="float">
            <text:p>37.84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23 May 2019</text:p>
          </table:table-cell>
          <table:table-cell office:value-type="float" office:value="38.003" calcext:value-type="float">
            <text:p>38.00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24 May 2019</text:p>
          </table:table-cell>
          <table:table-cell office:value-type="float" office:value="38.497" calcext:value-type="float">
            <text:p>38.49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25 May 2019</text:p>
          </table:table-cell>
          <table:table-cell office:value-type="float" office:value="38.495" calcext:value-type="float">
            <text:p>38.49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26 May 2019</text:p>
          </table:table-cell>
          <table:table-cell office:value-type="float" office:value="38.493" calcext:value-type="float">
            <text:p>38.49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27 May 2019</text:p>
          </table:table-cell>
          <table:table-cell office:value-type="float" office:value="39.01" calcext:value-type="float">
            <text:p>39.0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28 May 2019</text:p>
          </table:table-cell>
          <table:table-cell office:value-type="float" office:value="39.027" calcext:value-type="float">
            <text:p>39.02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29 May 2019</text:p>
          </table:table-cell>
          <table:table-cell office:value-type="float" office:value="38.915" calcext:value-type="float">
            <text:p>38.91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30 May 2019</text:p>
          </table:table-cell>
          <table:table-cell office:value-type="float" office:value="39.053" calcext:value-type="float">
            <text:p>39.05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31 May 2019</text:p>
          </table:table-cell>
          <table:table-cell office:value-type="float" office:value="39.205" calcext:value-type="float">
            <text:p>39.20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01 Jun 2019</text:p>
          </table:table-cell>
          <table:table-cell office:value-type="float" office:value="39.203" calcext:value-type="float">
            <text:p>39.20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02 Jun 2019</text:p>
          </table:table-cell>
          <table:table-cell office:value-type="float" office:value="39.201" calcext:value-type="float">
            <text:p>39.20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03 Jun 2019</text:p>
          </table:table-cell>
          <table:table-cell office:value-type="float" office:value="39.41" calcext:value-type="float">
            <text:p>39.4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04 Jun 2019</text:p>
          </table:table-cell>
          <table:table-cell office:value-type="float" office:value="39.376" calcext:value-type="float">
            <text:p>39.37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05 Jun 2019</text:p>
          </table:table-cell>
          <table:table-cell office:value-type="float" office:value="39.374" calcext:value-type="float">
            <text:p>39.37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06 Jun 2019</text:p>
          </table:table-cell>
          <table:table-cell office:value-type="float" office:value="38.947" calcext:value-type="float">
            <text:p>38.94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07 Jun 2019</text:p>
          </table:table-cell>
          <table:table-cell office:value-type="float" office:value="39.007" calcext:value-type="float">
            <text:p>39.00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08 Jun 2019</text:p>
          </table:table-cell>
          <table:table-cell office:value-type="float" office:value="39.005" calcext:value-type="float">
            <text:p>39.00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09 Jun 2019</text:p>
          </table:table-cell>
          <table:table-cell office:value-type="float" office:value="39.003" calcext:value-type="float">
            <text:p>39.00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10 Jun 2019</text:p>
          </table:table-cell>
          <table:table-cell office:value-type="float" office:value="39.145" calcext:value-type="float">
            <text:p>39.14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11 Jun 2019</text:p>
          </table:table-cell>
          <table:table-cell office:value-type="float" office:value="39.364" calcext:value-type="float">
            <text:p>39.36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12 Jun 2019</text:p>
          </table:table-cell>
          <table:table-cell office:value-type="float" office:value="39.082" calcext:value-type="float">
            <text:p>39.08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13 Jun 2019</text:p>
          </table:table-cell>
          <table:table-cell office:value-type="float" office:value="38.988" calcext:value-type="float">
            <text:p>38.98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14 Jun 2019</text:p>
          </table:table-cell>
          <table:table-cell office:value-type="float" office:value="38.699" calcext:value-type="float">
            <text:p>38.6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15 Jun 2019</text:p>
          </table:table-cell>
          <table:table-cell office:value-type="float" office:value="38.698" calcext:value-type="float">
            <text:p>38.69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16 Jun 2019</text:p>
          </table:table-cell>
          <table:table-cell office:value-type="float" office:value="38.696" calcext:value-type="float">
            <text:p>38.69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17 Jun 2019</text:p>
          </table:table-cell>
          <table:table-cell office:value-type="float" office:value="38.218" calcext:value-type="float">
            <text:p>38.2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18 Jun 2019</text:p>
          </table:table-cell>
          <table:table-cell office:value-type="float" office:value="38.333" calcext:value-type="float">
            <text:p>38.33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19 Jun 2019</text:p>
          </table:table-cell>
          <table:table-cell office:value-type="float" office:value="38.076" calcext:value-type="float">
            <text:p>38.07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20 Jun 2019</text:p>
          </table:table-cell>
          <table:table-cell office:value-type="float" office:value="38.488" calcext:value-type="float">
            <text:p>38.48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21 Jun 2019</text:p>
          </table:table-cell>
          <table:table-cell office:value-type="float" office:value="38.421" calcext:value-type="float">
            <text:p>38.42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22 Jun 2019</text:p>
          </table:table-cell>
          <table:table-cell office:value-type="float" office:value="38.42" calcext:value-type="float">
            <text:p>38.4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23 Jun 2019</text:p>
          </table:table-cell>
          <table:table-cell office:value-type="float" office:value="38.418" calcext:value-type="float">
            <text:p>38.4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24 Jun 2019</text:p>
          </table:table-cell>
          <table:table-cell office:value-type="float" office:value="38.222" calcext:value-type="float">
            <text:p>38.22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25 Jun 2019</text:p>
          </table:table-cell>
          <table:table-cell office:value-type="float" office:value="38.512" calcext:value-type="float">
            <text:p>38.51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26 Jun 2019</text:p>
          </table:table-cell>
          <table:table-cell office:value-type="float" office:value="38.691" calcext:value-type="float">
            <text:p>38.69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27 Jun 2019</text:p>
          </table:table-cell>
          <table:table-cell office:value-type="float" office:value="38.931" calcext:value-type="float">
            <text:p>38.93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28 Jun 2019</text:p>
          </table:table-cell>
          <table:table-cell office:value-type="float" office:value="39.053" calcext:value-type="float">
            <text:p>39.05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29 Jun 2019</text:p>
          </table:table-cell>
          <table:table-cell office:value-type="float" office:value="39.051" calcext:value-type="float">
            <text:p>39.05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30 Jun 2019</text:p>
          </table:table-cell>
          <table:table-cell office:value-type="float" office:value="39.05" calcext:value-type="float">
            <text:p>39.0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01 Jul 2019</text:p>
          </table:table-cell>
          <table:table-cell office:value-type="float" office:value="39.085" calcext:value-type="float">
            <text:p>39.08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02 Jul 2019</text:p>
          </table:table-cell>
          <table:table-cell office:value-type="float" office:value="39.165" calcext:value-type="float">
            <text:p>39.16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03 Jul 2019</text:p>
          </table:table-cell>
          <table:table-cell office:value-type="float" office:value="39.101" calcext:value-type="float">
            <text:p>39.10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04 Jul 2019</text:p>
          </table:table-cell>
          <table:table-cell office:value-type="float" office:value="39.146" calcext:value-type="float">
            <text:p>39.14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05 Jul 2019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06 Jul 2019</text:p>
          </table:table-cell>
          <table:table-cell office:value-type="float" office:value="38.598" calcext:value-type="float">
            <text:p>38.59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07 Jul 2019</text:p>
          </table:table-cell>
          <table:table-cell office:value-type="float" office:value="38.596" calcext:value-type="float">
            <text:p>38.59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08 Jul 2019</text:p>
          </table:table-cell>
          <table:table-cell office:value-type="float" office:value="37.955" calcext:value-type="float">
            <text:p>37.95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09 Jul 2019</text:p>
          </table:table-cell>
          <table:table-cell office:value-type="float" office:value="38.121" calcext:value-type="float">
            <text:p>38.12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10 Jul 2019</text:p>
          </table:table-cell>
          <table:table-cell office:value-type="float" office:value="37.823" calcext:value-type="float">
            <text:p>37.82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11 Jul 2019</text:p>
          </table:table-cell>
          <table:table-cell office:value-type="float" office:value="37.973" calcext:value-type="float">
            <text:p>37.97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12 Jul 2019</text:p>
          </table:table-cell>
          <table:table-cell office:value-type="float" office:value="38.095" calcext:value-type="float">
            <text:p>38.09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13 Jul 2019</text:p>
          </table:table-cell>
          <table:table-cell office:value-type="float" office:value="38.094" calcext:value-type="float">
            <text:p>38.09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14 Jul 2019</text:p>
          </table:table-cell>
          <table:table-cell office:value-type="float" office:value="38.092" calcext:value-type="float">
            <text:p>38.09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15 Jul 2019</text:p>
          </table:table-cell>
          <table:table-cell office:value-type="float" office:value="37.914" calcext:value-type="float">
            <text:p>37.91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16 Jul 2019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17 Jul 2019</text:p>
          </table:table-cell>
          <table:table-cell office:value-type="float" office:value="38.009" calcext:value-type="float">
            <text:p>38.00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18 Jul 2019</text:p>
          </table:table-cell>
          <table:table-cell office:value-type="float" office:value="37.642" calcext:value-type="float">
            <text:p>37.64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19 Jul 2019</text:p>
          </table:table-cell>
          <table:table-cell office:value-type="float" office:value="36.956" calcext:value-type="float">
            <text:p>36.95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20 Jul 2019</text:p>
          </table:table-cell>
          <table:table-cell office:value-type="float" office:value="36.954" calcext:value-type="float">
            <text:p>36.95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21 Jul 2019</text:p>
          </table:table-cell>
          <table:table-cell office:value-type="float" office:value="36.952" calcext:value-type="float">
            <text:p>36.95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22 Jul 2019</text:p>
          </table:table-cell>
          <table:table-cell office:value-type="float" office:value="36.812" calcext:value-type="float">
            <text:p>36.81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23 Jul 2019</text:p>
          </table:table-cell>
          <table:table-cell office:value-type="float" office:value="36.799" calcext:value-type="float">
            <text:p>36.79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24 Jul 2019</text:p>
          </table:table-cell>
          <table:table-cell office:value-type="float" office:value="36.33" calcext:value-type="float">
            <text:p>36.3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25 Jul 2019</text:p>
          </table:table-cell>
          <table:table-cell office:value-type="float" office:value="36.481" calcext:value-type="float">
            <text:p>36.48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26 Jul 2019</text:p>
          </table:table-cell>
          <table:table-cell office:value-type="float" office:value="36.66" calcext:value-type="float">
            <text:p>36.6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27 Jul 2019</text:p>
          </table:table-cell>
          <table:table-cell office:value-type="float" office:value="36.658" calcext:value-type="float">
            <text:p>36.65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28 Jul 2019</text:p>
          </table:table-cell>
          <table:table-cell office:value-type="float" office:value="36.657" calcext:value-type="float">
            <text:p>36.65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29 Jul 2019</text:p>
          </table:table-cell>
          <table:table-cell office:value-type="float" office:value="36.336" calcext:value-type="float">
            <text:p>36.33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30 Jul 2019</text:p>
          </table:table-cell>
          <table:table-cell office:value-type="float" office:value="35.756" calcext:value-type="float">
            <text:p>35.75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31 Jul 2019</text:p>
          </table:table-cell>
          <table:table-cell office:value-type="float" office:value="36.098" calcext:value-type="float">
            <text:p>36.09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01 Aug 2019</text:p>
          </table:table-cell>
          <table:table-cell office:value-type="float" office:value="35.851" calcext:value-type="float">
            <text:p>35.85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02 Aug 2019</text:p>
          </table:table-cell>
          <table:table-cell office:value-type="float" office:value="35.68" calcext:value-type="float">
            <text:p>35.6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03 Aug 2019</text:p>
          </table:table-cell>
          <table:table-cell office:value-type="float" office:value="35.678" calcext:value-type="float">
            <text:p>35.67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04 Aug 2019</text:p>
          </table:table-cell>
          <table:table-cell office:value-type="float" office:value="35.677" calcext:value-type="float">
            <text:p>35.67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05 Aug 2019</text:p>
          </table:table-cell>
          <table:table-cell office:value-type="float" office:value="35.199" calcext:value-type="float">
            <text:p>35.19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06 Aug 2019</text:p>
          </table:table-cell>
          <table:table-cell office:value-type="float" office:value="35.84" calcext:value-type="float">
            <text:p>35.8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07 Aug 2019</text:p>
          </table:table-cell>
          <table:table-cell office:value-type="float" office:value="35.709" calcext:value-type="float">
            <text:p>35.70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08 Aug 2019</text:p>
          </table:table-cell>
          <table:table-cell office:value-type="float" office:value="35.928" calcext:value-type="float">
            <text:p>35.92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09 Aug 2019</text:p>
          </table:table-cell>
          <table:table-cell office:value-type="float" office:value="36.195" calcext:value-type="float">
            <text:p>36.19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10 Aug 2019</text:p>
          </table:table-cell>
          <table:table-cell office:value-type="float" office:value="36.193" calcext:value-type="float">
            <text:p>36.19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11 Aug 2019</text:p>
          </table:table-cell>
          <table:table-cell office:value-type="float" office:value="36.192" calcext:value-type="float">
            <text:p>36.19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12 Aug 2019</text:p>
          </table:table-cell>
          <table:table-cell office:value-type="float" office:value="36.19" calcext:value-type="float">
            <text:p>36.1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13 Aug 2019</text:p>
          </table:table-cell>
          <table:table-cell office:value-type="float" office:value="35.589" calcext:value-type="float">
            <text:p>35.58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14 Aug 2019</text:p>
          </table:table-cell>
          <table:table-cell office:value-type="float" office:value="35.87" calcext:value-type="float">
            <text:p>35.8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15 Aug 2019</text:p>
          </table:table-cell>
          <table:table-cell office:value-type="float" office:value="35.869" calcext:value-type="float">
            <text:p>35.86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16 Aug 2019</text:p>
          </table:table-cell>
          <table:table-cell office:value-type="float" office:value="35.902" calcext:value-type="float">
            <text:p>35.90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17 Aug 2019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18 Aug 2019</text:p>
          </table:table-cell>
          <table:table-cell office:value-type="float" office:value="35.898" calcext:value-type="float">
            <text:p>35.89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19 Aug 2019</text:p>
          </table:table-cell>
          <table:table-cell office:value-type="float" office:value="36.091" calcext:value-type="float">
            <text:p>36.09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20 Aug 2019</text:p>
          </table:table-cell>
          <table:table-cell office:value-type="float" office:value="35.817" calcext:value-type="float">
            <text:p>35.81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21 Aug 2019</text:p>
          </table:table-cell>
          <table:table-cell office:value-type="float" office:value="35.494" calcext:value-type="float">
            <text:p>35.49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22 Aug 2019</text:p>
          </table:table-cell>
          <table:table-cell office:value-type="float" office:value="35.083" calcext:value-type="float">
            <text:p>35.08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23 Aug 2019</text:p>
          </table:table-cell>
          <table:table-cell office:value-type="float" office:value="35.247" calcext:value-type="float">
            <text:p>35.24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24 Aug 2019</text:p>
          </table:table-cell>
          <table:table-cell office:value-type="float" office:value="35.245" calcext:value-type="float">
            <text:p>35.24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25 Aug 2019</text:p>
          </table:table-cell>
          <table:table-cell office:value-type="float" office:value="35.243" calcext:value-type="float">
            <text:p>35.24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26 Aug 2019</text:p>
          </table:table-cell>
          <table:table-cell office:value-type="float" office:value="35.748" calcext:value-type="float">
            <text:p>35.74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27 Aug 20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28 Aug 2019</text:p>
          </table:table-cell>
          <table:table-cell office:value-type="float" office:value="35.789" calcext:value-type="float">
            <text:p>35.78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29 Aug 2019</text:p>
          </table:table-cell>
          <table:table-cell office:value-type="float" office:value="35.552" calcext:value-type="float">
            <text:p>35.55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30 Aug 2019</text:p>
          </table:table-cell>
          <table:table-cell office:value-type="float" office:value="35.878" calcext:value-type="float">
            <text:p>35.87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31 Aug 2019</text:p>
          </table:table-cell>
          <table:table-cell office:value-type="float" office:value="35.876" calcext:value-type="float">
            <text:p>35.87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01 Sep 2019</text:p>
          </table:table-cell>
          <table:table-cell office:value-type="float" office:value="35.874" calcext:value-type="float">
            <text:p>35.87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02 Sep 2019</text:p>
          </table:table-cell>
          <table:table-cell office:value-type="float" office:value="35.872" calcext:value-type="float">
            <text:p>35.87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03 Sep 2019</text:p>
          </table:table-cell>
          <table:table-cell office:value-type="float" office:value="35.391" calcext:value-type="float">
            <text:p>35.39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04 Sep 2019</text:p>
          </table:table-cell>
          <table:table-cell office:value-type="float" office:value="35.473" calcext:value-type="float">
            <text:p>35.47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05 Sep 2019</text:p>
          </table:table-cell>
          <table:table-cell office:value-type="float" office:value="35.615" calcext:value-type="float">
            <text:p>35.6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06 Sep 2019</text:p>
          </table:table-cell>
          <table:table-cell office:value-type="float" office:value="35.859" calcext:value-type="float">
            <text:p>35.85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07 Sep 2019</text:p>
          </table:table-cell>
          <table:table-cell office:value-type="float" office:value="35.857" calcext:value-type="float">
            <text:p>35.85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08 Sep 2019</text:p>
          </table:table-cell>
          <table:table-cell office:value-type="float" office:value="35.855" calcext:value-type="float">
            <text:p>35.85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09 Sep 2019</text:p>
          </table:table-cell>
          <table:table-cell office:value-type="float" office:value="36.105" calcext:value-type="float">
            <text:p>36.10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10 Sep 2019</text:p>
          </table:table-cell>
          <table:table-cell office:value-type="float" office:value="36.103" calcext:value-type="float">
            <text:p>36.10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11 Sep 2019</text:p>
          </table:table-cell>
          <table:table-cell office:value-type="float" office:value="36.525" calcext:value-type="float">
            <text:p>36.52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12 Sep 2019</text:p>
          </table:table-cell>
          <table:table-cell office:value-type="float" office:value="36.513" calcext:value-type="float">
            <text:p>36.51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13 Sep 2019</text:p>
          </table:table-cell>
          <table:table-cell office:value-type="float" office:value="36.831" calcext:value-type="float">
            <text:p>36.83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14 Sep 2019</text:p>
          </table:table-cell>
          <table:table-cell office:value-type="float" office:value="36.829" calcext:value-type="float">
            <text:p>36.82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15 Sep 2019</text:p>
          </table:table-cell>
          <table:table-cell office:value-type="float" office:value="36.827" calcext:value-type="float">
            <text:p>36.82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16 Sep 2019</text:p>
          </table:table-cell>
          <table:table-cell office:value-type="float" office:value="36.736" calcext:value-type="float">
            <text:p>36.73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17 Sep 2019</text:p>
          </table:table-cell>
          <table:table-cell office:value-type="float" office:value="36.21" calcext:value-type="float">
            <text:p>36.2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18 Sep 2019</text:p>
          </table:table-cell>
          <table:table-cell office:value-type="float" office:value="36.329" calcext:value-type="float">
            <text:p>36.32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19 Sep 2019</text:p>
          </table:table-cell>
          <table:table-cell office:value-type="float" office:value="35.915" calcext:value-type="float">
            <text:p>35.91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20 Sep 2019</text:p>
          </table:table-cell>
          <table:table-cell office:value-type="float" office:value="37.932" calcext:value-type="float">
            <text:p>37.93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21 Sep 2019</text:p>
          </table:table-cell>
          <table:table-cell office:value-type="float" office:value="37.93" calcext:value-type="float">
            <text:p>37.9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22 Sep 2019</text:p>
          </table:table-cell>
          <table:table-cell office:value-type="float" office:value="37.928" calcext:value-type="float">
            <text:p>37.9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23 Sep 2019</text:p>
          </table:table-cell>
          <table:table-cell office:value-type="float" office:value="38.891" calcext:value-type="float">
            <text:p>38.89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24 Sep 2019</text:p>
          </table:table-cell>
          <table:table-cell office:value-type="float" office:value="38.83" calcext:value-type="float">
            <text:p>38.8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25 Sep 2019</text:p>
          </table:table-cell>
          <table:table-cell office:value-type="float" office:value="38.288" calcext:value-type="float">
            <text:p>38.28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26 Sep 2019</text:p>
          </table:table-cell>
          <table:table-cell office:value-type="float" office:value="38.634" calcext:value-type="float">
            <text:p>38.63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27 Sep 2019</text:p>
          </table:table-cell>
          <table:table-cell office:value-type="float" office:value="38.471" calcext:value-type="float">
            <text:p>38.47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28 Sep 2019</text:p>
          </table:table-cell>
          <table:table-cell office:value-type="float" office:value="38.469" calcext:value-type="float">
            <text:p>38.46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29 Sep 2019</text:p>
          </table:table-cell>
          <table:table-cell office:value-type="float" office:value="38.468" calcext:value-type="float">
            <text:p>38.46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30 Sep 2019</text:p>
          </table:table-cell>
          <table:table-cell office:value-type="float" office:value="38.092" calcext:value-type="float">
            <text:p>38.09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01 Oct 2019</text:p>
          </table:table-cell>
          <table:table-cell office:value-type="float" office:value="37.554" calcext:value-type="float">
            <text:p>37.55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02 Oct 2019</text:p>
          </table:table-cell>
          <table:table-cell office:value-type="float" office:value="37.552" calcext:value-type="float">
            <text:p>37.55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03 Oct 2019</text:p>
          </table:table-cell>
          <table:table-cell office:value-type="float" office:value="37.455" calcext:value-type="float">
            <text:p>37.45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04 Oct 2019</text:p>
          </table:table-cell>
          <table:table-cell office:value-type="float" office:value="37.103" calcext:value-type="float">
            <text:p>37.10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05 Oct 2019</text:p>
          </table:table-cell>
          <table:table-cell office:value-type="float" office:value="37.101" calcext:value-type="float">
            <text:p>37.10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06 Oct 2019</text:p>
          </table:table-cell>
          <table:table-cell office:value-type="float" office:value="37.099" calcext:value-type="float">
            <text:p>37.09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07 Oct 2019</text:p>
          </table:table-cell>
          <table:table-cell office:value-type="float" office:value="36.944" calcext:value-type="float">
            <text:p>36.94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08 Oct 2019</text:p>
          </table:table-cell>
          <table:table-cell office:value-type="float" office:value="36.942" calcext:value-type="float">
            <text:p>36.94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09 Oct 2019</text:p>
          </table:table-cell>
          <table:table-cell office:value-type="float" office:value="37.339" calcext:value-type="float">
            <text:p>37.33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10 Oct 2019</text:p>
          </table:table-cell>
          <table:table-cell office:value-type="float" office:value="37.033" calcext:value-type="float">
            <text:p>37.03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11 Oct 2019</text:p>
          </table:table-cell>
          <table:table-cell office:value-type="float" office:value="37.135" calcext:value-type="float">
            <text:p>37.13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12 Oct 2019</text:p>
          </table:table-cell>
          <table:table-cell office:value-type="float" office:value="37.134" calcext:value-type="float">
            <text:p>37.13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13 Oct 2019</text:p>
          </table:table-cell>
          <table:table-cell office:value-type="float" office:value="37.132" calcext:value-type="float">
            <text:p>37.13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14 Oct 2019</text:p>
          </table:table-cell>
          <table:table-cell office:value-type="float" office:value="37.232" calcext:value-type="float">
            <text:p>37.23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15 Oct 2019</text:p>
          </table:table-cell>
          <table:table-cell office:value-type="float" office:value="37.292" calcext:value-type="float">
            <text:p>37.29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16 Oct 2019</text:p>
          </table:table-cell>
          <table:table-cell office:value-type="float" office:value="37.235" calcext:value-type="float">
            <text:p>37.23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17 Oct 2019</text:p>
          </table:table-cell>
          <table:table-cell office:value-type="float" office:value="37.727" calcext:value-type="float">
            <text:p>37.72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18 Oct 2019</text:p>
          </table:table-cell>
          <table:table-cell office:value-type="float" office:value="38.047" calcext:value-type="float">
            <text:p>38.04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19 Oct 2019</text:p>
          </table:table-cell>
          <table:table-cell office:value-type="float" office:value="38.045" calcext:value-type="float">
            <text:p>38.04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20 Oct 2019</text:p>
          </table:table-cell>
          <table:table-cell office:value-type="float" office:value="38.043" calcext:value-type="float">
            <text:p>38.04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21 Oct 2019</text:p>
          </table:table-cell>
          <table:table-cell office:value-type="float" office:value="38.041" calcext:value-type="float">
            <text:p>38.04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22 Oct 2019</text:p>
          </table:table-cell>
          <table:table-cell office:value-type="float" office:value="38.211" calcext:value-type="float">
            <text:p>38.21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23 Oct 2019</text:p>
          </table:table-cell>
          <table:table-cell office:value-type="float" office:value="38.228" calcext:value-type="float">
            <text:p>38.22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24 Oct 2019</text:p>
          </table:table-cell>
          <table:table-cell office:value-type="float" office:value="38.313" calcext:value-type="float">
            <text:p>38.31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25 Oct 2019</text:p>
          </table:table-cell>
          <table:table-cell office:value-type="float" office:value="38.197" calcext:value-type="float">
            <text:p>38.19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26 Oct 2019</text:p>
          </table:table-cell>
          <table:table-cell office:value-type="float" office:value="38.195" calcext:value-type="float">
            <text:p>38.19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27 Oct 2019</text:p>
          </table:table-cell>
          <table:table-cell office:value-type="float" office:value="38.472" calcext:value-type="float">
            <text:p>38.47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28 Oct 2019</text:p>
          </table:table-cell>
          <table:table-cell office:value-type="float" office:value="38.47" calcext:value-type="float">
            <text:p>38.4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29 Oct 2019</text:p>
          </table:table-cell>
          <table:table-cell office:value-type="float" office:value="38.726" calcext:value-type="float">
            <text:p>38.72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30 Oct 2019</text:p>
          </table:table-cell>
          <table:table-cell office:value-type="float" office:value="38.919" calcext:value-type="float">
            <text:p>38.91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31 Oct 2019</text:p>
          </table:table-cell>
          <table:table-cell office:value-type="float" office:value="39.32" calcext:value-type="float">
            <text:p>39.3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01 Nov 2019</text:p>
          </table:table-cell>
          <table:table-cell office:value-type="float" office:value="39.425" calcext:value-type="float">
            <text:p>39.42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02 Nov 2019</text:p>
          </table:table-cell>
          <table:table-cell office:value-type="float" office:value="39.423" calcext:value-type="float">
            <text:p>39.42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03 Nov 2019</text:p>
          </table:table-cell>
          <table:table-cell office:value-type="float" office:value="39.421" calcext:value-type="float">
            <text:p>39.42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04 Nov 2019</text:p>
          </table:table-cell>
          <table:table-cell office:value-type="float" office:value="39.352" calcext:value-type="float">
            <text:p>39.35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05 Nov 2019</text:p>
          </table:table-cell>
          <table:table-cell office:value-type="float" office:value="38.945" calcext:value-type="float">
            <text:p>38.94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06 Nov 2019</text:p>
          </table:table-cell>
          <table:table-cell office:value-type="float" office:value="38.895" calcext:value-type="float">
            <text:p>38.89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07 Nov 2019</text:p>
          </table:table-cell>
          <table:table-cell office:value-type="float" office:value="39.149" calcext:value-type="float">
            <text:p>39.14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08 Nov 2019</text:p>
          </table:table-cell>
          <table:table-cell office:value-type="float" office:value="39.04" calcext:value-type="float">
            <text:p>39.0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09 Nov 2019</text:p>
          </table:table-cell>
          <table:table-cell office:value-type="float" office:value="39.038" calcext:value-type="float">
            <text:p>39.03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10 Nov 2019</text:p>
          </table:table-cell>
          <table:table-cell office:value-type="float" office:value="39.036" calcext:value-type="float">
            <text:p>39.03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11 Nov 2019</text:p>
          </table:table-cell>
          <table:table-cell office:value-type="float" office:value="39.243" calcext:value-type="float">
            <text:p>39.24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12 Nov 2019</text:p>
          </table:table-cell>
          <table:table-cell office:value-type="float" office:value="39.241" calcext:value-type="float">
            <text:p>39.24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13 Nov 2019</text:p>
          </table:table-cell>
          <table:table-cell office:value-type="float" office:value="39.093" calcext:value-type="float">
            <text:p>39.09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14 Nov 2019</text:p>
          </table:table-cell>
          <table:table-cell office:value-type="float" office:value="39.222" calcext:value-type="float">
            <text:p>39.22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15 Nov 2019</text:p>
          </table:table-cell>
          <table:table-cell office:value-type="float" office:value="39.249" calcext:value-type="float">
            <text:p>39.24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16 Nov 2019</text:p>
          </table:table-cell>
          <table:table-cell office:value-type="float" office:value="39.247" calcext:value-type="float">
            <text:p>39.24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17 Nov 2019</text:p>
          </table:table-cell>
          <table:table-cell office:value-type="float" office:value="39.245" calcext:value-type="float">
            <text:p>39.24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18 Nov 2019</text:p>
          </table:table-cell>
          <table:table-cell office:value-type="float" office:value="39.336" calcext:value-type="float">
            <text:p>39.33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19 Nov 2019</text:p>
          </table:table-cell>
          <table:table-cell office:value-type="float" office:value="39.488" calcext:value-type="float">
            <text:p>39.48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20 Nov 2019</text:p>
          </table:table-cell>
          <table:table-cell office:value-type="float" office:value="39.692" calcext:value-type="float">
            <text:p>39.69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21 Nov 2019</text:p>
          </table:table-cell>
          <table:table-cell office:value-type="float" office:value="39.383" calcext:value-type="float">
            <text:p>39.38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22 Nov 2019</text:p>
          </table:table-cell>
          <table:table-cell office:value-type="float" office:value="39.301" calcext:value-type="float">
            <text:p>39.30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23 Nov 2019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24 Nov 2019</text:p>
          </table:table-cell>
          <table:table-cell office:value-type="float" office:value="39.298" calcext:value-type="float">
            <text:p>39.29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25 Nov 2019</text:p>
          </table:table-cell>
          <table:table-cell office:value-type="float" office:value="39.663" calcext:value-type="float">
            <text:p>39.66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26 Nov 2019</text:p>
          </table:table-cell>
          <table:table-cell office:value-type="float" office:value="39.492" calcext:value-type="float">
            <text:p>39.49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27 Nov 2019</text:p>
          </table:table-cell>
          <table:table-cell office:value-type="float" office:value="39.879" calcext:value-type="float">
            <text:p>39.87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28 Nov 2019</text:p>
          </table:table-cell>
          <table:table-cell office:value-type="float" office:value="40.118" calcext:value-type="float">
            <text:p>40.1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29 Nov 2019</text:p>
          </table:table-cell>
          <table:table-cell office:value-type="float" office:value="40.164" calcext:value-type="float">
            <text:p>40.16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30 Nov 2019</text:p>
          </table:table-cell>
          <table:table-cell office:value-type="float" office:value="40.162" calcext:value-type="float">
            <text:p>40.16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01 Dec 2019</text:p>
          </table:table-cell>
          <table:table-cell office:value-type="float" office:value="40.16" calcext:value-type="float">
            <text:p>40.1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02 Dec 2019</text:p>
          </table:table-cell>
          <table:table-cell office:value-type="float" office:value="40.071" calcext:value-type="float">
            <text:p>40.07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03 Dec 2019</text:p>
          </table:table-cell>
          <table:table-cell office:value-type="float" office:value="39.86" calcext:value-type="float">
            <text:p>39.8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04 Dec 2019</text:p>
          </table:table-cell>
          <table:table-cell office:value-type="float" office:value="39.972" calcext:value-type="float">
            <text:p>39.97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05 Dec 2019</text:p>
          </table:table-cell>
          <table:table-cell office:value-type="float" office:value="39.929" calcext:value-type="float">
            <text:p>39.92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06 Dec 2019</text:p>
          </table:table-cell>
          <table:table-cell office:value-type="float" office:value="39.655" calcext:value-type="float">
            <text:p>39.65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07 Dec 2019</text:p>
          </table:table-cell>
          <table:table-cell office:value-type="float" office:value="39.653" calcext:value-type="float">
            <text:p>39.65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08 Dec 2019</text:p>
          </table:table-cell>
          <table:table-cell office:value-type="float" office:value="39.651" calcext:value-type="float">
            <text:p>39.65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09 Dec 2019</text:p>
          </table:table-cell>
          <table:table-cell office:value-type="float" office:value="39.769" calcext:value-type="float">
            <text:p>39.76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10 Dec 2019</text:p>
          </table:table-cell>
          <table:table-cell office:value-type="float" office:value="39.35" calcext:value-type="float">
            <text:p>39.3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11 Dec 2019</text:p>
          </table:table-cell>
          <table:table-cell office:value-type="float" office:value="39.41" calcext:value-type="float">
            <text:p>39.4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12 Dec 2019</text:p>
          </table:table-cell>
          <table:table-cell office:value-type="float" office:value="39.616" calcext:value-type="float">
            <text:p>39.61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13 Dec 2019</text:p>
          </table:table-cell>
          <table:table-cell office:value-type="float" office:value="39.899" calcext:value-type="float">
            <text:p>39.89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14 Dec 2019</text:p>
          </table:table-cell>
          <table:table-cell office:value-type="float" office:value="39.897" calcext:value-type="float">
            <text:p>39.89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15 Dec 2019</text:p>
          </table:table-cell>
          <table:table-cell office:value-type="float" office:value="39.895" calcext:value-type="float">
            <text:p>39.89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16 Dec 2019</text:p>
          </table:table-cell>
          <table:table-cell office:value-type="float" office:value="39.769" calcext:value-type="float">
            <text:p>39.76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17 Dec 2019</text:p>
          </table:table-cell>
          <table:table-cell office:value-type="float" office:value="39.903" calcext:value-type="float">
            <text:p>39.90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18 Dec 2019</text:p>
          </table:table-cell>
          <table:table-cell office:value-type="float" office:value="39.875" calcext:value-type="float">
            <text:p>39.87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19 Dec 2019</text:p>
          </table:table-cell>
          <table:table-cell office:value-type="float" office:value="39.867" calcext:value-type="float">
            <text:p>39.86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20 Dec 2019</text:p>
          </table:table-cell>
          <table:table-cell office:value-type="float" office:value="39.896" calcext:value-type="float">
            <text:p>39.89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21 Dec 2019</text:p>
          </table:table-cell>
          <table:table-cell office:value-type="float" office:value="39.894" calcext:value-type="float">
            <text:p>39.89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22 Dec 2019</text:p>
          </table:table-cell>
          <table:table-cell office:value-type="float" office:value="39.892" calcext:value-type="float">
            <text:p>39.89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23 Dec 2019</text:p>
          </table:table-cell>
          <table:table-cell office:value-type="float" office:value="39.813" calcext:value-type="float">
            <text:p>39.81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24 Dec 2019</text:p>
          </table:table-cell>
          <table:table-cell office:value-type="float" office:value="39.793" calcext:value-type="float">
            <text:p>39.79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25 Dec 2019</text:p>
          </table:table-cell>
          <table:table-cell office:value-type="float" office:value="39.791" calcext:value-type="float">
            <text:p>39.79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26 Dec 2019</text:p>
          </table:table-cell>
          <table:table-cell office:value-type="float" office:value="39.887" calcext:value-type="float">
            <text:p>39.88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27 Dec 2019</text:p>
          </table:table-cell>
          <table:table-cell office:value-type="float" office:value="40.193" calcext:value-type="float">
            <text:p>40.19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28 Dec 2019</text:p>
          </table:table-cell>
          <table:table-cell office:value-type="float" office:value="40.191" calcext:value-type="float">
            <text:p>40.19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29 Dec 2019</text:p>
          </table:table-cell>
          <table:table-cell office:value-type="float" office:value="40.189" calcext:value-type="float">
            <text:p>40.18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30 Dec 2019</text:p>
          </table:table-cell>
          <table:table-cell office:value-type="float" office:value="40.343" calcext:value-type="float">
            <text:p>40.34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31 Dec 2019</text:p>
          </table:table-cell>
          <table:table-cell office:value-type="float" office:value="40.459" calcext:value-type="float">
            <text:p>40.4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1 Jan 2020</text:p>
          </table:table-cell>
          <table:table-cell office:value-type="float" office:value="40.584" calcext:value-type="float">
            <text:p>40.58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02 Jan 2020</text:p>
          </table:table-cell>
          <table:table-cell office:value-type="float" office:value="41.038" calcext:value-type="float">
            <text:p>41.03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03 Jan 2020</text:p>
          </table:table-cell>
          <table:table-cell office:value-type="float" office:value="40.97" calcext:value-type="float">
            <text:p>40.9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04 Jan 2020</text:p>
          </table:table-cell>
          <table:table-cell office:value-type="float" office:value="40.968" calcext:value-type="float">
            <text:p>40.968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05 Jan 2020</text:p>
          </table:table-cell>
          <table:table-cell office:value-type="float" office:value="40.966" calcext:value-type="float">
            <text:p>40.96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06 Jan 2020</text:p>
          </table:table-cell>
          <table:table-cell office:value-type="float" office:value="40.244" calcext:value-type="float">
            <text:p>40.24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07 Jan 2020</text:p>
          </table:table-cell>
          <table:table-cell office:value-type="float" office:value="40.525" calcext:value-type="float">
            <text:p>40.52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08 Jan 2020</text:p>
          </table:table-cell>
          <table:table-cell office:value-type="float" office:value="40.748" calcext:value-type="float">
            <text:p>40.748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09 Jan 2020</text:p>
          </table:table-cell>
          <table:table-cell office:value-type="float" office:value="41.28" calcext:value-type="float">
            <text:p>41.2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10 Jan 2020</text:p>
          </table:table-cell>
          <table:table-cell office:value-type="float" office:value="41.47" calcext:value-type="float">
            <text:p>41.4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11 Jan 2020</text:p>
          </table:table-cell>
          <table:table-cell office:value-type="float" office:value="41.468" calcext:value-type="float">
            <text:p>41.46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12 Jan 2020</text:p>
          </table:table-cell>
          <table:table-cell office:value-type="float" office:value="41.466" calcext:value-type="float">
            <text:p>41.46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13 Jan 2020</text:p>
          </table:table-cell>
          <table:table-cell office:value-type="float" office:value="41.697" calcext:value-type="float">
            <text:p>41.69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14 Jan 2020</text:p>
          </table:table-cell>
          <table:table-cell office:value-type="float" office:value="42.006" calcext:value-type="float">
            <text:p>42.00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15 Jan 2020</text:p>
          </table:table-cell>
          <table:table-cell office:value-type="float" office:value="42.263" calcext:value-type="float">
            <text:p>42.26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16 Jan 2020</text:p>
          </table:table-cell>
          <table:table-cell office:value-type="float" office:value="42.558" calcext:value-type="float">
            <text:p>42.558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17 Jan 2020</text:p>
          </table:table-cell>
          <table:table-cell office:value-type="float" office:value="42.732" calcext:value-type="float">
            <text:p>42.73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18 Jan 2020</text:p>
          </table:table-cell>
          <table:table-cell office:value-type="float" office:value="42.73" calcext:value-type="float">
            <text:p>42.7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19 Jan 2020</text:p>
          </table:table-cell>
          <table:table-cell office:value-type="float" office:value="42.728" calcext:value-type="float">
            <text:p>42.72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20 Jan 2020</text:p>
          </table:table-cell>
          <table:table-cell office:value-type="float" office:value="42.607" calcext:value-type="float">
            <text:p>42.60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21 Jan 2020</text:p>
          </table:table-cell>
          <table:table-cell office:value-type="float" office:value="42.707" calcext:value-type="float">
            <text:p>42.70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22 Jan 2020</text:p>
          </table:table-cell>
          <table:table-cell office:value-type="float" office:value="42.677" calcext:value-type="float">
            <text:p>42.67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23 Jan 2020</text:p>
          </table:table-cell>
          <table:table-cell office:value-type="float" office:value="43.286" calcext:value-type="float">
            <text:p>43.28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24 Jan 2020</text:p>
          </table:table-cell>
          <table:table-cell office:value-type="float" office:value="43.718" calcext:value-type="float">
            <text:p>43.7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25 Jan 2020</text:p>
          </table:table-cell>
          <table:table-cell office:value-type="float" office:value="43.716" calcext:value-type="float">
            <text:p>43.71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26 Jan 2020</text:p>
          </table:table-cell>
          <table:table-cell office:value-type="float" office:value="43.714" calcext:value-type="float">
            <text:p>43.71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27 Jan 2020</text:p>
          </table:table-cell>
          <table:table-cell office:value-type="float" office:value="43.675" calcext:value-type="float">
            <text:p>43.67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28 Jan 2020</text:p>
          </table:table-cell>
          <table:table-cell office:value-type="float" office:value="43.578" calcext:value-type="float">
            <text:p>43.57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29 Jan 2020</text:p>
          </table:table-cell>
          <table:table-cell office:value-type="float" office:value="43.665" calcext:value-type="float">
            <text:p>43.66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30 Jan 2020</text:p>
          </table:table-cell>
          <table:table-cell office:value-type="float" office:value="43.349" calcext:value-type="float">
            <text:p>43.34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31 Jan 2020</text:p>
          </table:table-cell>
          <table:table-cell office:value-type="float" office:value="43.229" calcext:value-type="float">
            <text:p>43.229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01 Feb 2020</text:p>
          </table:table-cell>
          <table:table-cell office:value-type="float" office:value="42.294" calcext:value-type="float">
            <text:p>42.29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02 Feb 2020</text:p>
          </table:table-cell>
          <table:table-cell office:value-type="float" office:value="42.293" calcext:value-type="float">
            <text:p>42.29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03 Feb 2020</text:p>
          </table:table-cell>
          <table:table-cell office:value-type="float" office:value="42.66" calcext:value-type="float">
            <text:p>42.6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04 Feb 2020</text:p>
          </table:table-cell>
          <table:table-cell office:value-type="float" office:value="43.114" calcext:value-type="float">
            <text:p>43.11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05 Feb 2020</text:p>
          </table:table-cell>
          <table:table-cell office:value-type="float" office:value="43.602" calcext:value-type="float">
            <text:p>43.602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06 Feb 2020</text:p>
          </table:table-cell>
          <table:table-cell office:value-type="float" office:value="43.737" calcext:value-type="float">
            <text:p>43.73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07 Feb 2020</text:p>
          </table:table-cell>
          <table:table-cell office:value-type="float" office:value="43.874" calcext:value-type="float">
            <text:p>43.87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08 Feb 2020</text:p>
          </table:table-cell>
          <table:table-cell office:value-type="float" office:value="43.872" calcext:value-type="float">
            <text:p>43.87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09 Feb 2020</text:p>
          </table:table-cell>
          <table:table-cell office:value-type="float" office:value="43.87" calcext:value-type="float">
            <text:p>43.8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10 Feb 2020</text:p>
          </table:table-cell>
          <table:table-cell office:value-type="float" office:value="43.514" calcext:value-type="float">
            <text:p>43.514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11 Feb 2020</text:p>
          </table:table-cell>
          <table:table-cell office:value-type="float" office:value="43.614" calcext:value-type="float">
            <text:p>43.61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12 Feb 2020</text:p>
          </table:table-cell>
          <table:table-cell office:value-type="float" office:value="43.632" calcext:value-type="float">
            <text:p>43.63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13 Feb 2020</text:p>
          </table:table-cell>
          <table:table-cell office:value-type="float" office:value="43.505" calcext:value-type="float">
            <text:p>43.50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14 Feb 2020</text:p>
          </table:table-cell>
          <table:table-cell office:value-type="float" office:value="43.278" calcext:value-type="float">
            <text:p>43.27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15 Feb 2020</text:p>
          </table:table-cell>
          <table:table-cell office:value-type="float" office:value="43.276" calcext:value-type="float">
            <text:p>43.27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16 Feb 2020</text:p>
          </table:table-cell>
          <table:table-cell office:value-type="float" office:value="43.274" calcext:value-type="float">
            <text:p>43.274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17 Feb 2020</text:p>
          </table:table-cell>
          <table:table-cell office:value-type="float" office:value="42.985" calcext:value-type="float">
            <text:p>42.98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18 Feb 2020</text:p>
          </table:table-cell>
          <table:table-cell office:value-type="float" office:value="42.891" calcext:value-type="float">
            <text:p>42.89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19 Feb 2020</text:p>
          </table:table-cell>
          <table:table-cell office:value-type="float" office:value="43.371" calcext:value-type="float">
            <text:p>43.37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20 Feb 2020</text:p>
          </table:table-cell>
          <table:table-cell office:value-type="float" office:value="43.597" calcext:value-type="float">
            <text:p>43.59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21 Feb 2020</text:p>
          </table:table-cell>
          <table:table-cell office:value-type="float" office:value="43.595" calcext:value-type="float">
            <text:p>43.59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22 Feb 2020</text:p>
          </table:table-cell>
          <table:table-cell office:value-type="float" office:value="43.593" calcext:value-type="float">
            <text:p>43.59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23 Feb 2020</text:p>
          </table:table-cell>
          <table:table-cell office:value-type="float" office:value="43.591" calcext:value-type="float">
            <text:p>43.59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24 Feb 2020</text:p>
          </table:table-cell>
          <table:table-cell office:value-type="float" office:value="42.937" calcext:value-type="float">
            <text:p>42.93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25 Feb 2020</text:p>
          </table:table-cell>
          <table:table-cell office:value-type="float" office:value="42.83" calcext:value-type="float">
            <text:p>42.8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26 Feb 2020</text:p>
          </table:table-cell>
          <table:table-cell office:value-type="float" office:value="42.422" calcext:value-type="float">
            <text:p>42.42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27 Feb 2020</text:p>
          </table:table-cell>
          <table:table-cell office:value-type="float" office:value="42.144" calcext:value-type="float">
            <text:p>42.144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28 Feb 2020</text:p>
          </table:table-cell>
          <table:table-cell office:value-type="float" office:value="41.15" calcext:value-type="float">
            <text:p>41.1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29 Feb 2020</text:p>
          </table:table-cell>
          <table:table-cell office:value-type="float" office:value="41.149" calcext:value-type="float">
            <text:p>41.14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01 Mar 2020</text:p>
          </table:table-cell>
          <table:table-cell office:value-type="float" office:value="41.147" calcext:value-type="float">
            <text:p>41.14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02 Mar 2020</text:p>
          </table:table-cell>
          <table:table-cell office:value-type="float" office:value="40.774" calcext:value-type="float">
            <text:p>40.77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03 Mar 2020</text:p>
          </table:table-cell>
          <table:table-cell office:value-type="float" office:value="41.361" calcext:value-type="float">
            <text:p>41.36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04 Mar 2020</text:p>
          </table:table-cell>
          <table:table-cell office:value-type="float" office:value="40.85" calcext:value-type="float">
            <text:p>40.85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05 Mar 2020</text:p>
          </table:table-cell>
          <table:table-cell office:value-type="float" office:value="40.939" calcext:value-type="float">
            <text:p>40.93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06 Mar 2020</text:p>
          </table:table-cell>
          <table:table-cell office:value-type="float" office:value="40.21" calcext:value-type="float">
            <text:p>40.2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07 Mar 2020</text:p>
          </table:table-cell>
          <table:table-cell office:value-type="float" office:value="40.208" calcext:value-type="float">
            <text:p>40.20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08 Mar 2020</text:p>
          </table:table-cell>
          <table:table-cell office:value-type="float" office:value="40.206" calcext:value-type="float">
            <text:p>40.20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09 Mar 2020</text:p>
          </table:table-cell>
          <table:table-cell office:value-type="float" office:value="38.839" calcext:value-type="float">
            <text:p>38.83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10 Mar 2020</text:p>
          </table:table-cell>
          <table:table-cell office:value-type="float" office:value="38.838" calcext:value-type="float">
            <text:p>38.83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11 Mar 2020</text:p>
          </table:table-cell>
          <table:table-cell office:value-type="float" office:value="38.59" calcext:value-type="float">
            <text:p>38.5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12 Mar 2020</text:p>
          </table:table-cell>
          <table:table-cell office:value-type="float" office:value="35.749" calcext:value-type="float">
            <text:p>35.749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13 Mar 2020</text:p>
          </table:table-cell>
          <table:table-cell office:value-type="float" office:value="36.409" calcext:value-type="float">
            <text:p>36.409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14 Mar 2020</text:p>
          </table:table-cell>
          <table:table-cell office:value-type="float" office:value="36.408" calcext:value-type="float">
            <text:p>36.408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15 Mar 2020</text:p>
          </table:table-cell>
          <table:table-cell office:value-type="float" office:value="36.407" calcext:value-type="float">
            <text:p>36.40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16 Mar 2020</text:p>
          </table:table-cell>
          <table:table-cell office:value-type="float" office:value="34.487" calcext:value-type="float">
            <text:p>34.487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17 Mar 2020</text:p>
          </table:table-cell>
          <table:table-cell office:value-type="float" office:value="33.856" calcext:value-type="float">
            <text:p>33.85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18 Mar 2020</text:p>
          </table:table-cell>
          <table:table-cell office:value-type="float" office:value="32.18" calcext:value-type="float">
            <text:p>32.1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19 Mar 2020</text:p>
          </table:table-cell>
          <table:table-cell office:value-type="float" office:value="30.938" calcext:value-type="float">
            <text:p>30.93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20 Mar 2020</text:p>
          </table:table-cell>
          <table:table-cell office:value-type="float" office:value="31.958" calcext:value-type="float">
            <text:p>31.95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21 Mar 2020</text:p>
          </table:table-cell>
          <table:table-cell office:value-type="float" office:value="31.956" calcext:value-type="float">
            <text:p>31.95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22 Mar 2020</text:p>
          </table:table-cell>
          <table:table-cell office:value-type="float" office:value="31.955" calcext:value-type="float">
            <text:p>31.95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23 Mar 2020</text:p>
          </table:table-cell>
          <table:table-cell office:value-type="float" office:value="28.09" calcext:value-type="float">
            <text:p>28.09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24 Mar 2020</text:p>
          </table:table-cell>
          <table:table-cell office:value-type="float" office:value="28.039" calcext:value-type="float">
            <text:p>28.039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25 Mar 2020</text:p>
          </table:table-cell>
          <table:table-cell office:value-type="float" office:value="28.643" calcext:value-type="float">
            <text:p>28.64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26 Mar 2020</text:p>
          </table:table-cell>
          <table:table-cell office:value-type="float" office:value="29.68" calcext:value-type="float">
            <text:p>29.68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27 Mar 2020</text:p>
          </table:table-cell>
          <table:table-cell office:value-type="float" office:value="29.54" calcext:value-type="float">
            <text:p>29.5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28 Mar 2020</text:p>
          </table:table-cell>
          <table:table-cell office:value-type="float" office:value="29.539" calcext:value-type="float">
            <text:p>29.539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29 Mar 2020</text:p>
          </table:table-cell>
          <table:table-cell office:value-type="float" office:value="29.538" calcext:value-type="float">
            <text:p>29.53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30 Mar 2020</text:p>
          </table:table-cell>
          <table:table-cell office:value-type="float" office:value="28.889" calcext:value-type="float">
            <text:p>28.88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31 Mar 2020</text:p>
          </table:table-cell>
          <table:table-cell office:value-type="float" office:value="29.537" calcext:value-type="float">
            <text:p>29.53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01 Apr 2020</text:p>
          </table:table-cell>
          <table:table-cell office:value-type="float" office:value="28.949" calcext:value-type="float">
            <text:p>28.94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02 Apr 2020</text:p>
          </table:table-cell>
          <table:table-cell office:value-type="float" office:value="28.948" calcext:value-type="float">
            <text:p>28.94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03 Apr 2020</text:p>
          </table:table-cell>
          <table:table-cell office:value-type="float" office:value="28.33" calcext:value-type="float">
            <text:p>28.3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04 Apr 2020</text:p>
          </table:table-cell>
          <table:table-cell office:value-type="float" office:value="28.328" calcext:value-type="float">
            <text:p>28.32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05 Apr 2020</text:p>
          </table:table-cell>
          <table:table-cell office:value-type="float" office:value="28.327" calcext:value-type="float">
            <text:p>28.327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06 Apr 2020</text:p>
          </table:table-cell>
          <table:table-cell office:value-type="float" office:value="28.325" calcext:value-type="float">
            <text:p>28.32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07 Apr 2020</text:p>
          </table:table-cell>
          <table:table-cell office:value-type="float" office:value="29.51" calcext:value-type="float">
            <text:p>29.5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08 Apr 2020</text:p>
          </table:table-cell>
          <table:table-cell office:value-type="float" office:value="29.981" calcext:value-type="float">
            <text:p>29.98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09 Apr 2020</text:p>
          </table:table-cell>
          <table:table-cell office:value-type="float" office:value="30.879" calcext:value-type="float">
            <text:p>30.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2:30:11.261643972</meta:creation-date>
    <dc:date>2020-04-10T12:32:34.843065016</dc:date>
    <meta:editing-duration>PT2M23S</meta:editing-duration>
    <meta:editing-cycles>1</meta:editing-cycles>
    <meta:document-statistic meta:table-count="1" meta:cell-count="3300" meta:object-count="0"/>
    <meta:generator>LibreOffice/6.0.7.3$Linux_X86_64 LibreOffice_project/00m0$Build-3</meta:generator>
  </office:meta>
</office:document-meta>
</file>